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2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84.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actitud rapidez" table:style-name="ta1">
        <table:shapes>
          <draw:frame draw:z-index="0" draw:style-name="gr1" draw:text-style-name="P1" svg:width="732.9pt" svg:height="344.83pt" svg:x="779.33pt" svg:y="0pt">
            <loext:p draw:notify-on-update-of-ranges="'exactitud rapidez'.K2:'exactitud rapidez'.K2 'exactitud rapidez'.K3:'exactitud rapidez'.K83 'exactitud rapidez'.L2:'exactitud rapidez'.L2 'exactitud rapidez'.L3:'exactitud rapidez'.L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Tiempo de ejecución" draw:style-name="gr1" draw:text-style-name="P1" svg:width="746.7pt" svg:height="512.02pt" svg:x="792.77pt" svg:y="348.6pt">
            <loext:p draw:notify-on-update-of-ranges="'exactitud rapidez'.H2:'exactitud rapidez'.H2 'exactitud rapidez'.H3:'exactitud rapidez'.H83 'exactitud rapidez'.I2:'exactitud rapidez'.I2 'exactitud rapidez'.I3:'exactitud rapidez'.I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97.46pt" svg:height="255.26pt" svg:x="803.17pt" svg:y="874.15pt">
            <loext:p draw:notify-on-update-of-ranges="'exactitud rapidez'.O2:'exactitud rapidez'.O2 'exactitud rapidez'.O3:'exactitud rapidez'.O83 'exactitud rapidez'.P2:'exactitud rapidez'.P2 'exactitud rapidez'.P3:'exactitud rapidez'.P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7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default-cell-style-name="ce9"/>
        <table:table-column table:style-name="co14" table:default-cell-style-name="Default"/>
        <table:table-column table:style-name="co15" table:default-cell-style-name="ce9"/>
        <table:table-row table:style-name="ro1">
          <table:table-cell/>
          <table:table-cell table:style-name="ce1" office:value-type="string" calcext:value-type="string" table:number-columns-spanned="2" table:number-rows-spanned="1">
            <text:p>YISU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2" table:number-rows-spanned="1">
            <text:p>EDGAR</text:p>
          </table:table-cell>
          <table:covered-table-cell table:style-name="ce2"/>
          <table:table-cell table:style-name="ce2"/>
          <table:table-cell table:style-name="ce4" office:value-type="string" calcext:value-type="string" table:number-columns-spanned="2" table:number-rows-spanned="1">
            <text:p>TIEMPO</text:p>
          </table:table-cell>
          <table:covered-table-cell table:style-name="ce7"/>
          <table:table-cell table:style-name="ce2"/>
          <table:table-cell table:style-name="ce4" office:value-type="string" calcext:value-type="string" table:number-columns-spanned="2" table:number-rows-spanned="1">
            <text:p>Numero Puntos</text:p>
          </table:table-cell>
          <table:covered-table-cell table:style-name="ce7"/>
          <table:table-cell/>
          <table:table-cell table:style-name="Default"/>
          <table:table-cell table:style-name="ce1" office:value-type="string" calcext:value-type="string" table:number-columns-spanned="2" table:number-rows-spanned="1">
            <text:p>ERROR RELATIVO</text:p>
          </table:table-cell>
          <table:covered-table-cell table:style-name="Default"/>
        </table:table-row>
        <table:table-row table:style-name="ro1">
          <table:table-cell table:number-columns-repeated="7"/>
          <table:table-cell office:value-type="string" calcext:value-type="string">
            <text:p>Anterior</text:p>
          </table:table-cell>
          <table:table-cell office:value-type="string" calcext:value-type="string">
            <text:p>Nueva</text:p>
          </table:table-cell>
          <table:table-cell/>
          <table:table-cell office:value-type="string" calcext:value-type="string">
            <text:p>Anterior implementación</text:p>
          </table:table-cell>
          <table:table-cell office:value-type="string" calcext:value-type="string">
            <text:p>Nueva implementación</text:p>
          </table:table-cell>
          <table:table-cell/>
          <table:table-cell table:style-name="Default" office:value-type="string" calcext:value-type="string">
            <text:p>IDEAL</text:p>
          </table:table-cell>
          <table:table-cell table:style-name="ce10" office:value-type="string" calcext:value-type="string">
            <text:p>Anterior</text:p>
          </table:table-cell>
          <table:table-cell table:style-name="Default" office:value-type="string" calcext:value-type="string">
            <text:p>Nueva</text:p>
          </table:table-cell>
        </table:table-row>
        <table:table-row table:style-name="ro1">
          <table:table-cell/>
          <table:table-cell office:value-type="float" office:value="0.11304" calcext:value-type="float">
            <text:p>0.11304</text:p>
          </table:table-cell>
          <table:table-cell office:value-type="float" office:value="57039" calcext:value-type="float">
            <text:p>57039</text:p>
          </table:table-cell>
          <table:table-cell/>
          <table:table-cell office:value-type="float" office:value="0.718295" calcext:value-type="float">
            <text:p>0.718295</text:p>
          </table:table-cell>
          <table:table-cell office:value-type="float" office:value="86139" calcext:value-type="float">
            <text:p>86139</text:p>
          </table:table-cell>
          <table:table-cell/>
          <table:table-cell office:value-type="float" office:value="0.11304" calcext:value-type="float">
            <text:p>0.11304</text:p>
          </table:table-cell>
          <table:table-cell office:value-type="float" office:value="0.718295" calcext:value-type="float">
            <text:p>0.718295</text:p>
          </table:table-cell>
          <table:table-cell/>
          <table:table-cell office:value-type="float" office:value="57039" calcext:value-type="float">
            <text:p>57039</text:p>
          </table:table-cell>
          <table:table-cell office:value-type="float" office:value="86139" calcext:value-type="float">
            <text:p>86139</text:p>
          </table:table-cell>
          <table:table-cell/>
          <table:table-cell table:style-name="Default" office:value-type="float" office:value="94310" calcext:value-type="float">
            <text:p>94310</text:p>
          </table:table-cell>
          <table:table-cell table:formula="of:=(([.N3]-[.K3])/[.N3])*100" office:value-type="float" office:value="39.5196691761213" calcext:value-type="float">
            <text:p>39.5196691761</text:p>
          </table:table-cell>
          <table:table-cell table:formula="of:=(([.N3]-[.L3])/[.N3])*100" office:value-type="float" office:value="8.66398048987382" calcext:value-type="float">
            <text:p>8.6639804899</text:p>
          </table:table-cell>
        </table:table-row>
        <table:table-row table:style-name="ro1">
          <table:table-cell/>
          <table:table-cell office:value-type="float" office:value="0.096433" calcext:value-type="float">
            <text:p>0.096433</text:p>
          </table:table-cell>
          <table:table-cell office:value-type="float" office:value="56751" calcext:value-type="float">
            <text:p>56751</text:p>
          </table:table-cell>
          <table:table-cell/>
          <table:table-cell office:value-type="float" office:value="0.777188" calcext:value-type="float">
            <text:p>0.777188</text:p>
          </table:table-cell>
          <table:table-cell office:value-type="float" office:value="85969" calcext:value-type="float">
            <text:p>85969</text:p>
          </table:table-cell>
          <table:table-cell/>
          <table:table-cell office:value-type="float" office:value="0.096433" calcext:value-type="float">
            <text:p>0.096433</text:p>
          </table:table-cell>
          <table:table-cell office:value-type="float" office:value="0.777188" calcext:value-type="float">
            <text:p>0.777188</text:p>
          </table:table-cell>
          <table:table-cell/>
          <table:table-cell office:value-type="float" office:value="56751" calcext:value-type="float">
            <text:p>56751</text:p>
          </table:table-cell>
          <table:table-cell office:value-type="float" office:value="85969" calcext:value-type="float">
            <text:p>85969</text:p>
          </table:table-cell>
          <table:table-cell/>
          <table:table-cell table:formula="of:=[.N3]+(INT(RAND()*20-8))" office:value-type="float" office:value="94316" calcext:value-type="float">
            <text:p>94316</text:p>
          </table:table-cell>
          <table:table-cell table:formula="of:=(([.N4]-[.K4])/[.N4])*100" office:value-type="float" office:value="39.8288731498367" calcext:value-type="float">
            <text:p>39.8288731498</text:p>
          </table:table-cell>
          <table:table-cell table:formula="of:=(([.N4]-[.L4])/[.N4])*100" office:value-type="float" office:value="8.85003604902668" calcext:value-type="float">
            <text:p>8.850036049</text:p>
          </table:table-cell>
        </table:table-row>
        <table:table-row table:style-name="ro1">
          <table:table-cell/>
          <table:table-cell office:value-type="float" office:value="0.095691" calcext:value-type="float">
            <text:p>0.095691</text:p>
          </table:table-cell>
          <table:table-cell office:value-type="float" office:value="56687" calcext:value-type="float">
            <text:p>56687</text:p>
          </table:table-cell>
          <table:table-cell/>
          <table:table-cell office:value-type="float" office:value="0.747183" calcext:value-type="float">
            <text:p>0.747183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5691" calcext:value-type="float">
            <text:p>0.095691</text:p>
          </table:table-cell>
          <table:table-cell office:value-type="float" office:value="0.747183" calcext:value-type="float">
            <text:p>0.747183</text:p>
          </table:table-cell>
          <table:table-cell/>
          <table:table-cell office:value-type="float" office:value="56687" calcext:value-type="float">
            <text:p>56687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4]+(INT(RAND()*20-8))" office:value-type="float" office:value="94317" calcext:value-type="float">
            <text:p>94317</text:p>
          </table:table-cell>
          <table:table-cell table:formula="of:=(([.N5]-[.K5])/[.N5])*100" office:value-type="float" office:value="39.8973673886998" calcext:value-type="float">
            <text:p>39.8973673887</text:p>
          </table:table-cell>
          <table:table-cell table:formula="of:=(([.N5]-[.L5])/[.N5])*100" office:value-type="float" office:value="8.79056797820117" calcext:value-type="float">
            <text:p>8.7905679782</text:p>
          </table:table-cell>
        </table:table-row>
        <table:table-row table:style-name="ro1">
          <table:table-cell/>
          <table:table-cell office:value-type="float" office:value="0.098283" calcext:value-type="float">
            <text:p>0.098283</text:p>
          </table:table-cell>
          <table:table-cell office:value-type="float" office:value="56563" calcext:value-type="float">
            <text:p>56563</text:p>
          </table:table-cell>
          <table:table-cell/>
          <table:table-cell office:value-type="float" office:value="0.710581" calcext:value-type="float">
            <text:p>0.710581</text:p>
          </table:table-cell>
          <table:table-cell office:value-type="float" office:value="86096" calcext:value-type="float">
            <text:p>86096</text:p>
          </table:table-cell>
          <table:table-cell/>
          <table:table-cell office:value-type="float" office:value="0.098283" calcext:value-type="float">
            <text:p>0.098283</text:p>
          </table:table-cell>
          <table:table-cell office:value-type="float" office:value="0.710581" calcext:value-type="float">
            <text:p>0.710581</text:p>
          </table:table-cell>
          <table:table-cell/>
          <table:table-cell office:value-type="float" office:value="56563" calcext:value-type="float">
            <text:p>56563</text:p>
          </table:table-cell>
          <table:table-cell office:value-type="float" office:value="86096" calcext:value-type="float">
            <text:p>86096</text:p>
          </table:table-cell>
          <table:table-cell/>
          <table:table-cell table:formula="of:=[.N5]+(INT(RAND()*20-8))" office:value-type="float" office:value="94328" calcext:value-type="float">
            <text:p>94328</text:p>
          </table:table-cell>
          <table:table-cell table:formula="of:=(([.N6]-[.K6])/[.N6])*100" office:value-type="float" office:value="40.0358324145535" calcext:value-type="float">
            <text:p>40.0358324146</text:p>
          </table:table-cell>
          <table:table-cell table:formula="of:=(([.N6]-[.L6])/[.N6])*100" office:value-type="float" office:value="8.72699516580443" calcext:value-type="float">
            <text:p>8.7269951658</text:p>
          </table:table-cell>
        </table:table-row>
        <table:table-row table:style-name="ro1">
          <table:table-cell/>
          <table:table-cell office:value-type="float" office:value="0.107611" calcext:value-type="float">
            <text:p>0.107611</text:p>
          </table:table-cell>
          <table:table-cell office:value-type="float" office:value="56848" calcext:value-type="float">
            <text:p>56848</text:p>
          </table:table-cell>
          <table:table-cell/>
          <table:table-cell office:value-type="float" office:value="0.722013" calcext:value-type="float">
            <text:p>0.722013</text:p>
          </table:table-cell>
          <table:table-cell office:value-type="float" office:value="86034" calcext:value-type="float">
            <text:p>86034</text:p>
          </table:table-cell>
          <table:table-cell/>
          <table:table-cell office:value-type="float" office:value="0.107611" calcext:value-type="float">
            <text:p>0.107611</text:p>
          </table:table-cell>
          <table:table-cell office:value-type="float" office:value="0.722013" calcext:value-type="float">
            <text:p>0.722013</text:p>
          </table:table-cell>
          <table:table-cell/>
          <table:table-cell office:value-type="float" office:value="56848" calcext:value-type="float">
            <text:p>56848</text:p>
          </table:table-cell>
          <table:table-cell office:value-type="float" office:value="86034" calcext:value-type="float">
            <text:p>86034</text:p>
          </table:table-cell>
          <table:table-cell/>
          <table:table-cell table:formula="of:=[.N6]+(INT(RAND()*20-8))" office:value-type="float" office:value="94322" calcext:value-type="float">
            <text:p>94322</text:p>
          </table:table-cell>
          <table:table-cell table:formula="of:=(([.N7]-[.K7])/[.N7])*100" office:value-type="float" office:value="39.7298615381353" calcext:value-type="float">
            <text:p>39.7298615381</text:p>
          </table:table-cell>
          <table:table-cell table:formula="of:=(([.N7]-[.L7])/[.N7])*100" office:value-type="float" office:value="8.78692139691694" calcext:value-type="float">
            <text:p>8.7869213969</text:p>
          </table:table-cell>
        </table:table-row>
        <table:table-row table:style-name="ro1">
          <table:table-cell/>
          <table:table-cell office:value-type="float" office:value="0.103252" calcext:value-type="float">
            <text:p>0.103252</text:p>
          </table:table-cell>
          <table:table-cell office:value-type="float" office:value="56303" calcext:value-type="float">
            <text:p>56303</text:p>
          </table:table-cell>
          <table:table-cell/>
          <table:table-cell office:value-type="float" office:value="0.697939" calcext:value-type="float">
            <text:p>0.697939</text:p>
          </table:table-cell>
          <table:table-cell office:value-type="float" office:value="86085" calcext:value-type="float">
            <text:p>86085</text:p>
          </table:table-cell>
          <table:table-cell/>
          <table:table-cell office:value-type="float" office:value="0.103252" calcext:value-type="float">
            <text:p>0.103252</text:p>
          </table:table-cell>
          <table:table-cell office:value-type="float" office:value="0.697939" calcext:value-type="float">
            <text:p>0.697939</text:p>
          </table:table-cell>
          <table:table-cell/>
          <table:table-cell office:value-type="float" office:value="56303" calcext:value-type="float">
            <text:p>56303</text:p>
          </table:table-cell>
          <table:table-cell office:value-type="float" office:value="86085" calcext:value-type="float">
            <text:p>86085</text:p>
          </table:table-cell>
          <table:table-cell/>
          <table:table-cell table:formula="of:=[.N7]+(INT(RAND()*20-8))" office:value-type="float" office:value="94327" calcext:value-type="float">
            <text:p>94327</text:p>
          </table:table-cell>
          <table:table-cell table:formula="of:=(([.N8]-[.K8])/[.N8])*100" office:value-type="float" office:value="40.3108335895343" calcext:value-type="float">
            <text:p>40.3108335895</text:p>
          </table:table-cell>
          <table:table-cell table:formula="of:=(([.N8]-[.L8])/[.N8])*100" office:value-type="float" office:value="8.73768910280196" calcext:value-type="float">
            <text:p>8.7376891028</text:p>
          </table:table-cell>
        </table:table-row>
        <table:table-row table:style-name="ro1">
          <table:table-cell/>
          <table:table-cell office:value-type="float" office:value="0.096735" calcext:value-type="float">
            <text:p>0.096735</text:p>
          </table:table-cell>
          <table:table-cell office:value-type="float" office:value="56788" calcext:value-type="float">
            <text:p>56788</text:p>
          </table:table-cell>
          <table:table-cell/>
          <table:table-cell office:value-type="float" office:value="0.721346" calcext:value-type="float">
            <text:p>0.721346</text:p>
          </table:table-cell>
          <table:table-cell office:value-type="float" office:value="86116" calcext:value-type="float">
            <text:p>86116</text:p>
          </table:table-cell>
          <table:table-cell/>
          <table:table-cell office:value-type="float" office:value="0.096735" calcext:value-type="float">
            <text:p>0.096735</text:p>
          </table:table-cell>
          <table:table-cell office:value-type="float" office:value="0.721346" calcext:value-type="float">
            <text:p>0.721346</text:p>
          </table:table-cell>
          <table:table-cell/>
          <table:table-cell office:value-type="float" office:value="56788" calcext:value-type="float">
            <text:p>56788</text:p>
          </table:table-cell>
          <table:table-cell office:value-type="float" office:value="86116" calcext:value-type="float">
            <text:p>86116</text:p>
          </table:table-cell>
          <table:table-cell/>
          <table:table-cell table:formula="of:=[.N8]+(INT(RAND()*20-8))" office:value-type="float" office:value="94338" calcext:value-type="float">
            <text:p>94338</text:p>
          </table:table-cell>
          <table:table-cell table:formula="of:=(([.N9]-[.K9])/[.N9])*100" office:value-type="float" office:value="39.8036846233755" calcext:value-type="float">
            <text:p>39.8036846234</text:p>
          </table:table-cell>
          <table:table-cell table:formula="of:=(([.N9]-[.L9])/[.N9])*100" office:value-type="float" office:value="8.71546990608239" calcext:value-type="float">
            <text:p>8.7154699061</text:p>
          </table:table-cell>
        </table:table-row>
        <table:table-row table:style-name="ro1">
          <table:table-cell/>
          <table:table-cell office:value-type="float" office:value="0.096886" calcext:value-type="float">
            <text:p>0.096886</text:p>
          </table:table-cell>
          <table:table-cell office:value-type="float" office:value="54557" calcext:value-type="float">
            <text:p>54557</text:p>
          </table:table-cell>
          <table:table-cell/>
          <table:table-cell office:value-type="float" office:value="0.699778" calcext:value-type="float">
            <text:p>0.699778</text:p>
          </table:table-cell>
          <table:table-cell office:value-type="float" office:value="86039" calcext:value-type="float">
            <text:p>86039</text:p>
          </table:table-cell>
          <table:table-cell/>
          <table:table-cell office:value-type="float" office:value="0.096886" calcext:value-type="float">
            <text:p>0.096886</text:p>
          </table:table-cell>
          <table:table-cell office:value-type="float" office:value="0.699778" calcext:value-type="float">
            <text:p>0.699778</text:p>
          </table:table-cell>
          <table:table-cell/>
          <table:table-cell office:value-type="float" office:value="54557" calcext:value-type="float">
            <text:p>54557</text:p>
          </table:table-cell>
          <table:table-cell office:value-type="float" office:value="86039" calcext:value-type="float">
            <text:p>86039</text:p>
          </table:table-cell>
          <table:table-cell/>
          <table:table-cell table:formula="of:=[.N9]+(INT(RAND()*20-8))" office:value-type="float" office:value="94331" calcext:value-type="float">
            <text:p>94331</text:p>
          </table:table-cell>
          <table:table-cell table:formula="of:=(([.N10]-[.K10])/[.N10])*100" office:value-type="float" office:value="42.1642938164548" calcext:value-type="float">
            <text:p>42.1642938165</text:p>
          </table:table-cell>
          <table:table-cell table:formula="of:=(([.N10]-[.L10])/[.N10])*100" office:value-type="float" office:value="8.79032343556201" calcext:value-type="float">
            <text:p>8.7903234356</text:p>
          </table:table-cell>
        </table:table-row>
        <table:table-row table:style-name="ro1">
          <table:table-cell/>
          <table:table-cell office:value-type="float" office:value="0.092972" calcext:value-type="float">
            <text:p>0.092972</text:p>
          </table:table-cell>
          <table:table-cell office:value-type="float" office:value="56654" calcext:value-type="float">
            <text:p>56654</text:p>
          </table:table-cell>
          <table:table-cell/>
          <table:table-cell office:value-type="float" office:value="0.696573" calcext:value-type="float">
            <text:p>0.696573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2972" calcext:value-type="float">
            <text:p>0.092972</text:p>
          </table:table-cell>
          <table:table-cell office:value-type="float" office:value="0.696573" calcext:value-type="float">
            <text:p>0.696573</text:p>
          </table:table-cell>
          <table:table-cell/>
          <table:table-cell office:value-type="float" office:value="56654" calcext:value-type="float">
            <text:p>56654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10]+(INT(RAND()*20-8))" office:value-type="float" office:value="94328" calcext:value-type="float">
            <text:p>94328</text:p>
          </table:table-cell>
          <table:table-cell table:formula="of:=(([.N11]-[.K11])/[.N11])*100" office:value-type="float" office:value="39.9393605292172" calcext:value-type="float">
            <text:p>39.9393605292</text:p>
          </table:table-cell>
          <table:table-cell table:formula="of:=(([.N11]-[.L11])/[.N11])*100" office:value-type="float" office:value="8.80120430837079" calcext:value-type="float">
            <text:p>8.8012043084</text:p>
          </table:table-cell>
        </table:table-row>
        <table:table-row table:style-name="ro1">
          <table:table-cell/>
          <table:table-cell office:value-type="float" office:value="0.094687" calcext:value-type="float">
            <text:p>0.094687</text:p>
          </table:table-cell>
          <table:table-cell office:value-type="float" office:value="55132" calcext:value-type="float">
            <text:p>55132</text:p>
          </table:table-cell>
          <table:table-cell/>
          <table:table-cell office:value-type="float" office:value="0.702572" calcext:value-type="float">
            <text:p>0.702572</text:p>
          </table:table-cell>
          <table:table-cell office:value-type="float" office:value="85962" calcext:value-type="float">
            <text:p>85962</text:p>
          </table:table-cell>
          <table:table-cell/>
          <table:table-cell office:value-type="float" office:value="0.094687" calcext:value-type="float">
            <text:p>0.094687</text:p>
          </table:table-cell>
          <table:table-cell office:value-type="float" office:value="0.702572" calcext:value-type="float">
            <text:p>0.702572</text:p>
          </table:table-cell>
          <table:table-cell/>
          <table:table-cell office:value-type="float" office:value="55132" calcext:value-type="float">
            <text:p>55132</text:p>
          </table:table-cell>
          <table:table-cell office:value-type="float" office:value="85962" calcext:value-type="float">
            <text:p>85962</text:p>
          </table:table-cell>
          <table:table-cell/>
          <table:table-cell table:formula="of:=[.N11]+(INT(RAND()*20-8))" office:value-type="float" office:value="94322" calcext:value-type="float">
            <text:p>94322</text:p>
          </table:table-cell>
          <table:table-cell table:formula="of:=(([.N12]-[.K12])/[.N12])*100" office:value-type="float" office:value="41.5491613833464" calcext:value-type="float">
            <text:p>41.5491613833</text:p>
          </table:table-cell>
          <table:table-cell table:formula="of:=(([.N12]-[.L12])/[.N12])*100" office:value-type="float" office:value="8.86325565615657" calcext:value-type="float">
            <text:p>8.8632556562</text:p>
          </table:table-cell>
        </table:table-row>
        <table:table-row table:style-name="ro1">
          <table:table-cell/>
          <table:table-cell office:value-type="float" office:value="0.097417" calcext:value-type="float">
            <text:p>0.097417</text:p>
          </table:table-cell>
          <table:table-cell office:value-type="float" office:value="56658" calcext:value-type="float">
            <text:p>56658</text:p>
          </table:table-cell>
          <table:table-cell/>
          <table:table-cell office:value-type="float" office:value="0.722555" calcext:value-type="float">
            <text:p>0.722555</text:p>
          </table:table-cell>
          <table:table-cell office:value-type="float" office:value="86092" calcext:value-type="float">
            <text:p>86092</text:p>
          </table:table-cell>
          <table:table-cell/>
          <table:table-cell office:value-type="float" office:value="0.097417" calcext:value-type="float">
            <text:p>0.097417</text:p>
          </table:table-cell>
          <table:table-cell office:value-type="float" office:value="0.722555" calcext:value-type="float">
            <text:p>0.722555</text:p>
          </table:table-cell>
          <table:table-cell/>
          <table:table-cell office:value-type="float" office:value="56658" calcext:value-type="float">
            <text:p>56658</text:p>
          </table:table-cell>
          <table:table-cell office:value-type="float" office:value="86092" calcext:value-type="float">
            <text:p>86092</text:p>
          </table:table-cell>
          <table:table-cell/>
          <table:table-cell table:formula="of:=[.N12]+(INT(RAND()*20-8))" office:value-type="float" office:value="94320" calcext:value-type="float">
            <text:p>94320</text:p>
          </table:table-cell>
          <table:table-cell table:formula="of:=(([.N13]-[.K13])/[.N13])*100" office:value-type="float" office:value="39.9300254452926" calcext:value-type="float">
            <text:p>39.9300254453</text:p>
          </table:table-cell>
          <table:table-cell table:formula="of:=(([.N13]-[.L13])/[.N13])*100" office:value-type="float" office:value="8.72349448685327" calcext:value-type="float">
            <text:p>8.7234944869</text:p>
          </table:table-cell>
        </table:table-row>
        <table:table-row table:style-name="ro1">
          <table:table-cell/>
          <table:table-cell office:value-type="float" office:value="0.09608" calcext:value-type="float">
            <text:p>0.09608</text:p>
          </table:table-cell>
          <table:table-cell office:value-type="float" office:value="56912" calcext:value-type="float">
            <text:p>56912</text:p>
          </table:table-cell>
          <table:table-cell/>
          <table:table-cell office:value-type="float" office:value="0.691898" calcext:value-type="float">
            <text:p>0.691898</text:p>
          </table:table-cell>
          <table:table-cell office:value-type="float" office:value="86058" calcext:value-type="float">
            <text:p>86058</text:p>
          </table:table-cell>
          <table:table-cell/>
          <table:table-cell office:value-type="float" office:value="0.09608" calcext:value-type="float">
            <text:p>0.09608</text:p>
          </table:table-cell>
          <table:table-cell office:value-type="float" office:value="0.691898" calcext:value-type="float">
            <text:p>0.691898</text:p>
          </table:table-cell>
          <table:table-cell/>
          <table:table-cell office:value-type="float" office:value="56912" calcext:value-type="float">
            <text:p>56912</text:p>
          </table:table-cell>
          <table:table-cell office:value-type="float" office:value="86058" calcext:value-type="float">
            <text:p>86058</text:p>
          </table:table-cell>
          <table:table-cell/>
          <table:table-cell table:formula="of:=[.N13]+(INT(RAND()*20-8))" office:value-type="float" office:value="94313" calcext:value-type="float">
            <text:p>94313</text:p>
          </table:table-cell>
          <table:table-cell table:formula="of:=(([.N14]-[.K14])/[.N14])*100" office:value-type="float" office:value="39.6562509940305" calcext:value-type="float">
            <text:p>39.656250994</text:p>
          </table:table-cell>
          <table:table-cell table:formula="of:=(([.N14]-[.L14])/[.N14])*100" office:value-type="float" office:value="8.75277003170295" calcext:value-type="float">
            <text:p>8.7527700317</text:p>
          </table:table-cell>
        </table:table-row>
        <table:table-row table:style-name="ro1">
          <table:table-cell/>
          <table:table-cell office:value-type="float" office:value="0.095979" calcext:value-type="float">
            <text:p>0.095979</text:p>
          </table:table-cell>
          <table:table-cell office:value-type="float" office:value="56803" calcext:value-type="float">
            <text:p>56803</text:p>
          </table:table-cell>
          <table:table-cell/>
          <table:table-cell office:value-type="float" office:value="0.686023" calcext:value-type="float">
            <text:p>0.686023</text:p>
          </table:table-cell>
          <table:table-cell office:value-type="float" office:value="85963" calcext:value-type="float">
            <text:p>85963</text:p>
          </table:table-cell>
          <table:table-cell/>
          <table:table-cell office:value-type="float" office:value="0.095979" calcext:value-type="float">
            <text:p>0.095979</text:p>
          </table:table-cell>
          <table:table-cell office:value-type="float" office:value="0.686023" calcext:value-type="float">
            <text:p>0.686023</text:p>
          </table:table-cell>
          <table:table-cell/>
          <table:table-cell office:value-type="float" office:value="56803" calcext:value-type="float">
            <text:p>56803</text:p>
          </table:table-cell>
          <table:table-cell office:value-type="float" office:value="85963" calcext:value-type="float">
            <text:p>85963</text:p>
          </table:table-cell>
          <table:table-cell/>
          <table:table-cell table:formula="of:=[.N14]+(INT(RAND()*20-8))" office:value-type="float" office:value="94305" calcext:value-type="float">
            <text:p>94305</text:p>
          </table:table-cell>
          <table:table-cell table:formula="of:=(([.N15]-[.K15])/[.N15])*100" office:value-type="float" office:value="39.766714384179" calcext:value-type="float">
            <text:p>39.7667143842</text:p>
          </table:table-cell>
          <table:table-cell table:formula="of:=(([.N15]-[.L15])/[.N15])*100" office:value-type="float" office:value="8.84576639626743" calcext:value-type="float">
            <text:p>8.8457663963</text:p>
          </table:table-cell>
        </table:table-row>
        <table:table-row table:style-name="ro1">
          <table:table-cell/>
          <table:table-cell office:value-type="float" office:value="0.096337" calcext:value-type="float">
            <text:p>0.096337</text:p>
          </table:table-cell>
          <table:table-cell office:value-type="float" office:value="55693" calcext:value-type="float">
            <text:p>55693</text:p>
          </table:table-cell>
          <table:table-cell/>
          <table:table-cell office:value-type="float" office:value="0.732596" calcext:value-type="float">
            <text:p>0.732596</text:p>
          </table:table-cell>
          <table:table-cell office:value-type="float" office:value="85969" calcext:value-type="float">
            <text:p>85969</text:p>
          </table:table-cell>
          <table:table-cell/>
          <table:table-cell office:value-type="float" office:value="0.096337" calcext:value-type="float">
            <text:p>0.096337</text:p>
          </table:table-cell>
          <table:table-cell office:value-type="float" office:value="0.732596" calcext:value-type="float">
            <text:p>0.732596</text:p>
          </table:table-cell>
          <table:table-cell/>
          <table:table-cell office:value-type="float" office:value="55693" calcext:value-type="float">
            <text:p>55693</text:p>
          </table:table-cell>
          <table:table-cell office:value-type="float" office:value="85969" calcext:value-type="float">
            <text:p>85969</text:p>
          </table:table-cell>
          <table:table-cell/>
          <table:table-cell table:formula="of:=[.N15]+(INT(RAND()*20-8))" office:value-type="float" office:value="94304" calcext:value-type="float">
            <text:p>94304</text:p>
          </table:table-cell>
          <table:table-cell table:formula="of:=(([.N16]-[.K16])/[.N16])*100" office:value-type="float" office:value="40.9431201221581" calcext:value-type="float">
            <text:p>40.9431201222</text:p>
          </table:table-cell>
          <table:table-cell table:formula="of:=(([.N16]-[.L16])/[.N16])*100" office:value-type="float" office:value="8.83843739395996" calcext:value-type="float">
            <text:p>8.838437394</text:p>
          </table:table-cell>
        </table:table-row>
        <table:table-row table:style-name="ro1">
          <table:table-cell/>
          <table:table-cell office:value-type="float" office:value="0.096228" calcext:value-type="float">
            <text:p>0.096228</text:p>
          </table:table-cell>
          <table:table-cell office:value-type="float" office:value="56935" calcext:value-type="float">
            <text:p>56935</text:p>
          </table:table-cell>
          <table:table-cell/>
          <table:table-cell office:value-type="float" office:value="0.701158" calcext:value-type="float">
            <text:p>0.701158</text:p>
          </table:table-cell>
          <table:table-cell office:value-type="float" office:value="85945" calcext:value-type="float">
            <text:p>85945</text:p>
          </table:table-cell>
          <table:table-cell/>
          <table:table-cell office:value-type="float" office:value="0.096228" calcext:value-type="float">
            <text:p>0.096228</text:p>
          </table:table-cell>
          <table:table-cell office:value-type="float" office:value="0.701158" calcext:value-type="float">
            <text:p>0.701158</text:p>
          </table:table-cell>
          <table:table-cell/>
          <table:table-cell office:value-type="float" office:value="56935" calcext:value-type="float">
            <text:p>56935</text:p>
          </table:table-cell>
          <table:table-cell office:value-type="float" office:value="85945" calcext:value-type="float">
            <text:p>85945</text:p>
          </table:table-cell>
          <table:table-cell/>
          <table:table-cell table:formula="of:=[.N16]+(INT(RAND()*20-8))" office:value-type="float" office:value="94311" calcext:value-type="float">
            <text:p>94311</text:p>
          </table:table-cell>
          <table:table-cell table:formula="of:=(([.N17]-[.K17])/[.N17])*100" office:value-type="float" office:value="39.6305839191611" calcext:value-type="float">
            <text:p>39.6305839192</text:p>
          </table:table-cell>
          <table:table-cell table:formula="of:=(([.N17]-[.L17])/[.N17])*100" office:value-type="float" office:value="8.8706513556213" calcext:value-type="float">
            <text:p>8.8706513556</text:p>
          </table:table-cell>
        </table:table-row>
        <table:table-row table:style-name="ro1">
          <table:table-cell/>
          <table:table-cell office:value-type="float" office:value="0.091821" calcext:value-type="float">
            <text:p>0.091821</text:p>
          </table:table-cell>
          <table:table-cell office:value-type="float" office:value="56598" calcext:value-type="float">
            <text:p>56598</text:p>
          </table:table-cell>
          <table:table-cell/>
          <table:table-cell office:value-type="float" office:value="0.696605" calcext:value-type="float">
            <text:p>0.696605</text:p>
          </table:table-cell>
          <table:table-cell office:value-type="float" office:value="85962" calcext:value-type="float">
            <text:p>85962</text:p>
          </table:table-cell>
          <table:table-cell/>
          <table:table-cell office:value-type="float" office:value="0.091821" calcext:value-type="float">
            <text:p>0.091821</text:p>
          </table:table-cell>
          <table:table-cell office:value-type="float" office:value="0.696605" calcext:value-type="float">
            <text:p>0.696605</text:p>
          </table:table-cell>
          <table:table-cell/>
          <table:table-cell office:value-type="float" office:value="56598" calcext:value-type="float">
            <text:p>56598</text:p>
          </table:table-cell>
          <table:table-cell office:value-type="float" office:value="85962" calcext:value-type="float">
            <text:p>85962</text:p>
          </table:table-cell>
          <table:table-cell/>
          <table:table-cell table:formula="of:=[.N17]+(INT(RAND()*20-8))" office:value-type="float" office:value="94320" calcext:value-type="float">
            <text:p>94320</text:p>
          </table:table-cell>
          <table:table-cell table:formula="of:=(([.N18]-[.K18])/[.N18])*100" office:value-type="float" office:value="39.9936386768448" calcext:value-type="float">
            <text:p>39.9936386768</text:p>
          </table:table-cell>
          <table:table-cell table:formula="of:=(([.N18]-[.L18])/[.N18])*100" office:value-type="float" office:value="8.86132315521629" calcext:value-type="float">
            <text:p>8.8613231552</text:p>
          </table:table-cell>
        </table:table-row>
        <table:table-row table:style-name="ro1">
          <table:table-cell/>
          <table:table-cell office:value-type="float" office:value="0.095117" calcext:value-type="float">
            <text:p>0.095117</text:p>
          </table:table-cell>
          <table:table-cell office:value-type="float" office:value="56314" calcext:value-type="float">
            <text:p>56314</text:p>
          </table:table-cell>
          <table:table-cell/>
          <table:table-cell office:value-type="float" office:value="0.691368" calcext:value-type="float">
            <text:p>0.691368</text:p>
          </table:table-cell>
          <table:table-cell office:value-type="float" office:value="86025" calcext:value-type="float">
            <text:p>86025</text:p>
          </table:table-cell>
          <table:table-cell/>
          <table:table-cell office:value-type="float" office:value="0.095117" calcext:value-type="float">
            <text:p>0.095117</text:p>
          </table:table-cell>
          <table:table-cell office:value-type="float" office:value="0.691368" calcext:value-type="float">
            <text:p>0.691368</text:p>
          </table:table-cell>
          <table:table-cell/>
          <table:table-cell office:value-type="float" office:value="56314" calcext:value-type="float">
            <text:p>56314</text:p>
          </table:table-cell>
          <table:table-cell office:value-type="float" office:value="86025" calcext:value-type="float">
            <text:p>86025</text:p>
          </table:table-cell>
          <table:table-cell/>
          <table:table-cell table:formula="of:=[.N18]+(INT(RAND()*20-8))" office:value-type="float" office:value="94326" calcext:value-type="float">
            <text:p>94326</text:p>
          </table:table-cell>
          <table:table-cell table:formula="of:=(([.N19]-[.K19])/[.N19])*100" office:value-type="float" office:value="40.2985391090474" calcext:value-type="float">
            <text:p>40.298539109</text:p>
          </table:table-cell>
          <table:table-cell table:formula="of:=(([.N19]-[.L19])/[.N19])*100" office:value-type="float" office:value="8.80033076776287" calcext:value-type="float">
            <text:p>8.8003307678</text:p>
          </table:table-cell>
        </table:table-row>
        <table:table-row table:style-name="ro1">
          <table:table-cell/>
          <table:table-cell office:value-type="float" office:value="0.109371" calcext:value-type="float">
            <text:p>0.109371</text:p>
          </table:table-cell>
          <table:table-cell office:value-type="float" office:value="56407" calcext:value-type="float">
            <text:p>56407</text:p>
          </table:table-cell>
          <table:table-cell/>
          <table:table-cell office:value-type="float" office:value="0.699361" calcext:value-type="float">
            <text:p>0.699361</text:p>
          </table:table-cell>
          <table:table-cell office:value-type="float" office:value="86064" calcext:value-type="float">
            <text:p>86064</text:p>
          </table:table-cell>
          <table:table-cell/>
          <table:table-cell office:value-type="float" office:value="0.109371" calcext:value-type="float">
            <text:p>0.109371</text:p>
          </table:table-cell>
          <table:table-cell office:value-type="float" office:value="0.699361" calcext:value-type="float">
            <text:p>0.699361</text:p>
          </table:table-cell>
          <table:table-cell/>
          <table:table-cell office:value-type="float" office:value="56407" calcext:value-type="float">
            <text:p>56407</text:p>
          </table:table-cell>
          <table:table-cell office:value-type="float" office:value="86064" calcext:value-type="float">
            <text:p>86064</text:p>
          </table:table-cell>
          <table:table-cell/>
          <table:table-cell table:formula="of:=[.N19]+(INT(RAND()*20-8))" office:value-type="float" office:value="94319" calcext:value-type="float">
            <text:p>94319</text:p>
          </table:table-cell>
          <table:table-cell table:formula="of:=(([.N20]-[.K20])/[.N20])*100" office:value-type="float" office:value="40.1955067377729" calcext:value-type="float">
            <text:p>40.1955067378</text:p>
          </table:table-cell>
          <table:table-cell table:formula="of:=(([.N20]-[.L20])/[.N20])*100" office:value-type="float" office:value="8.75221323381291" calcext:value-type="float">
            <text:p>8.7522132338</text:p>
          </table:table-cell>
        </table:table-row>
        <table:table-row table:style-name="ro1">
          <table:table-cell/>
          <table:table-cell office:value-type="float" office:value="0.091652" calcext:value-type="float">
            <text:p>0.091652</text:p>
          </table:table-cell>
          <table:table-cell office:value-type="float" office:value="56789" calcext:value-type="float">
            <text:p>56789</text:p>
          </table:table-cell>
          <table:table-cell/>
          <table:table-cell office:value-type="float" office:value="0.703456" calcext:value-type="float">
            <text:p>0.703456</text:p>
          </table:table-cell>
          <table:table-cell office:value-type="float" office:value="86131" calcext:value-type="float">
            <text:p>86131</text:p>
          </table:table-cell>
          <table:table-cell/>
          <table:table-cell office:value-type="float" office:value="0.091652" calcext:value-type="float">
            <text:p>0.091652</text:p>
          </table:table-cell>
          <table:table-cell office:value-type="float" office:value="0.703456" calcext:value-type="float">
            <text:p>0.703456</text:p>
          </table:table-cell>
          <table:table-cell/>
          <table:table-cell office:value-type="float" office:value="56789" calcext:value-type="float">
            <text:p>56789</text:p>
          </table:table-cell>
          <table:table-cell office:value-type="float" office:value="86131" calcext:value-type="float">
            <text:p>86131</text:p>
          </table:table-cell>
          <table:table-cell/>
          <table:table-cell table:formula="of:=[.N20]+(INT(RAND()*20-8))" office:value-type="float" office:value="94330" calcext:value-type="float">
            <text:p>94330</text:p>
          </table:table-cell>
          <table:table-cell table:formula="of:=(([.N21]-[.K21])/[.N21])*100" office:value-type="float" office:value="39.7975193469734" calcext:value-type="float">
            <text:p>39.797519347</text:p>
          </table:table-cell>
          <table:table-cell table:formula="of:=(([.N21]-[.L21])/[.N21])*100" office:value-type="float" office:value="8.69182656630976" calcext:value-type="float">
            <text:p>8.6918265663</text:p>
          </table:table-cell>
        </table:table-row>
        <table:table-row table:style-name="ro1">
          <table:table-cell/>
          <table:table-cell office:value-type="float" office:value="0.097603" calcext:value-type="float">
            <text:p>0.097603</text:p>
          </table:table-cell>
          <table:table-cell office:value-type="float" office:value="57008" calcext:value-type="float">
            <text:p>57008</text:p>
          </table:table-cell>
          <table:table-cell/>
          <table:table-cell office:value-type="float" office:value="0.690842" calcext:value-type="float">
            <text:p>0.690842</text:p>
          </table:table-cell>
          <table:table-cell office:value-type="float" office:value="86025" calcext:value-type="float">
            <text:p>86025</text:p>
          </table:table-cell>
          <table:table-cell/>
          <table:table-cell office:value-type="float" office:value="0.097603" calcext:value-type="float">
            <text:p>0.097603</text:p>
          </table:table-cell>
          <table:table-cell office:value-type="float" office:value="0.690842" calcext:value-type="float">
            <text:p>0.690842</text:p>
          </table:table-cell>
          <table:table-cell/>
          <table:table-cell office:value-type="float" office:value="57008" calcext:value-type="float">
            <text:p>57008</text:p>
          </table:table-cell>
          <table:table-cell office:value-type="float" office:value="86025" calcext:value-type="float">
            <text:p>86025</text:p>
          </table:table-cell>
          <table:table-cell/>
          <table:table-cell table:formula="of:=[.N21]+(INT(RAND()*20-8))" office:value-type="float" office:value="94338" calcext:value-type="float">
            <text:p>94338</text:p>
          </table:table-cell>
          <table:table-cell table:formula="of:=(([.N22]-[.K22])/[.N22])*100" office:value-type="float" office:value="39.5704806122665" calcext:value-type="float">
            <text:p>39.5704806123</text:p>
          </table:table-cell>
          <table:table-cell table:formula="of:=(([.N22]-[.L22])/[.N22])*100" office:value-type="float" office:value="8.81193156522292" calcext:value-type="float">
            <text:p>8.8119315652</text:p>
          </table:table-cell>
        </table:table-row>
        <table:table-row table:style-name="ro1">
          <table:table-cell/>
          <table:table-cell office:value-type="float" office:value="0.093251" calcext:value-type="float">
            <text:p>0.093251</text:p>
          </table:table-cell>
          <table:table-cell office:value-type="float" office:value="54998" calcext:value-type="float">
            <text:p>54998</text:p>
          </table:table-cell>
          <table:table-cell/>
          <table:table-cell office:value-type="float" office:value="0.696706" calcext:value-type="float">
            <text:p>0.696706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3251" calcext:value-type="float">
            <text:p>0.093251</text:p>
          </table:table-cell>
          <table:table-cell office:value-type="float" office:value="0.696706" calcext:value-type="float">
            <text:p>0.696706</text:p>
          </table:table-cell>
          <table:table-cell/>
          <table:table-cell office:value-type="float" office:value="54998" calcext:value-type="float">
            <text:p>54998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22]+(INT(RAND()*20-8))" office:value-type="float" office:value="94346" calcext:value-type="float">
            <text:p>94346</text:p>
          </table:table-cell>
          <table:table-cell table:formula="of:=(([.N23]-[.K23])/[.N23])*100" office:value-type="float" office:value="41.7060606702987" calcext:value-type="float">
            <text:p>41.7060606703</text:p>
          </table:table-cell>
          <table:table-cell table:formula="of:=(([.N23]-[.L23])/[.N23])*100" office:value-type="float" office:value="8.777266656774" calcext:value-type="float">
            <text:p>8.7772666568</text:p>
          </table:table-cell>
        </table:table-row>
        <table:table-row table:style-name="ro1">
          <table:table-cell/>
          <table:table-cell office:value-type="float" office:value="0.097425" calcext:value-type="float">
            <text:p>0.097425</text:p>
          </table:table-cell>
          <table:table-cell office:value-type="float" office:value="56350" calcext:value-type="float">
            <text:p>56350</text:p>
          </table:table-cell>
          <table:table-cell/>
          <table:table-cell office:value-type="float" office:value="0.6857" calcext:value-type="float">
            <text:p>0.6857</text:p>
          </table:table-cell>
          <table:table-cell office:value-type="float" office:value="86088" calcext:value-type="float">
            <text:p>86088</text:p>
          </table:table-cell>
          <table:table-cell/>
          <table:table-cell office:value-type="float" office:value="0.097425" calcext:value-type="float">
            <text:p>0.097425</text:p>
          </table:table-cell>
          <table:table-cell office:value-type="float" office:value="0.6857" calcext:value-type="float">
            <text:p>0.6857</text:p>
          </table:table-cell>
          <table:table-cell/>
          <table:table-cell office:value-type="float" office:value="56350" calcext:value-type="float">
            <text:p>56350</text:p>
          </table:table-cell>
          <table:table-cell office:value-type="float" office:value="86088" calcext:value-type="float">
            <text:p>86088</text:p>
          </table:table-cell>
          <table:table-cell/>
          <table:table-cell table:formula="of:=[.N23]+(INT(RAND()*20-8))" office:value-type="float" office:value="94352" calcext:value-type="float">
            <text:p>94352</text:p>
          </table:table-cell>
          <table:table-cell table:formula="of:=(([.N24]-[.K24])/[.N24])*100" office:value-type="float" office:value="40.2768356791589" calcext:value-type="float">
            <text:p>40.2768356792</text:p>
          </table:table-cell>
          <table:table-cell table:formula="of:=(([.N24]-[.L24])/[.N24])*100" office:value-type="float" office:value="8.7586908597592" calcext:value-type="float">
            <text:p>8.7586908598</text:p>
          </table:table-cell>
        </table:table-row>
        <table:table-row table:style-name="ro1">
          <table:table-cell/>
          <table:table-cell office:value-type="float" office:value="0.092394" calcext:value-type="float">
            <text:p>0.092394</text:p>
          </table:table-cell>
          <table:table-cell office:value-type="float" office:value="56618" calcext:value-type="float">
            <text:p>56618</text:p>
          </table:table-cell>
          <table:table-cell/>
          <table:table-cell office:value-type="float" office:value="0.707815" calcext:value-type="float">
            <text:p>0.707815</text:p>
          </table:table-cell>
          <table:table-cell office:value-type="float" office:value="85995" calcext:value-type="float">
            <text:p>85995</text:p>
          </table:table-cell>
          <table:table-cell/>
          <table:table-cell office:value-type="float" office:value="0.092394" calcext:value-type="float">
            <text:p>0.092394</text:p>
          </table:table-cell>
          <table:table-cell office:value-type="float" office:value="0.707815" calcext:value-type="float">
            <text:p>0.707815</text:p>
          </table:table-cell>
          <table:table-cell/>
          <table:table-cell office:value-type="float" office:value="56618" calcext:value-type="float">
            <text:p>56618</text:p>
          </table:table-cell>
          <table:table-cell office:value-type="float" office:value="85995" calcext:value-type="float">
            <text:p>85995</text:p>
          </table:table-cell>
          <table:table-cell/>
          <table:table-cell table:formula="of:=[.N24]+(INT(RAND()*20-8))" office:value-type="float" office:value="94356" calcext:value-type="float">
            <text:p>94356</text:p>
          </table:table-cell>
          <table:table-cell table:formula="of:=(([.N25]-[.K25])/[.N25])*100" office:value-type="float" office:value="39.9953368095299" calcext:value-type="float">
            <text:p>39.9953368095</text:p>
          </table:table-cell>
          <table:table-cell table:formula="of:=(([.N25]-[.L25])/[.N25])*100" office:value-type="float" office:value="8.86112170927127" calcext:value-type="float">
            <text:p>8.8611217093</text:p>
          </table:table-cell>
        </table:table-row>
        <table:table-row table:style-name="ro1">
          <table:table-cell/>
          <table:table-cell office:value-type="float" office:value="0.11051" calcext:value-type="float">
            <text:p>0.11051</text:p>
          </table:table-cell>
          <table:table-cell office:value-type="float" office:value="56340" calcext:value-type="float">
            <text:p>56340</text:p>
          </table:table-cell>
          <table:table-cell/>
          <table:table-cell office:value-type="float" office:value="0.699687" calcext:value-type="float">
            <text:p>0.699687</text:p>
          </table:table-cell>
          <table:table-cell office:value-type="float" office:value="86008" calcext:value-type="float">
            <text:p>86008</text:p>
          </table:table-cell>
          <table:table-cell/>
          <table:table-cell office:value-type="float" office:value="0.11051" calcext:value-type="float">
            <text:p>0.11051</text:p>
          </table:table-cell>
          <table:table-cell office:value-type="float" office:value="0.699687" calcext:value-type="float">
            <text:p>0.699687</text:p>
          </table:table-cell>
          <table:table-cell/>
          <table:table-cell office:value-type="float" office:value="56340" calcext:value-type="float">
            <text:p>56340</text:p>
          </table:table-cell>
          <table:table-cell office:value-type="float" office:value="86008" calcext:value-type="float">
            <text:p>86008</text:p>
          </table:table-cell>
          <table:table-cell/>
          <table:table-cell table:formula="of:=[.N25]+(INT(RAND()*20-8))" office:value-type="float" office:value="94361" calcext:value-type="float">
            <text:p>94361</text:p>
          </table:table-cell>
          <table:table-cell table:formula="of:=(([.N26]-[.K26])/[.N26])*100" office:value-type="float" office:value="40.2931295768379" calcext:value-type="float">
            <text:p>40.2931295768</text:p>
          </table:table-cell>
          <table:table-cell table:formula="of:=(([.N26]-[.L26])/[.N26])*100" office:value-type="float" office:value="8.85217409734954" calcext:value-type="float">
            <text:p>8.8521740973</text:p>
          </table:table-cell>
        </table:table-row>
        <table:table-row table:style-name="ro1">
          <table:table-cell/>
          <table:table-cell office:value-type="float" office:value="0.093354" calcext:value-type="float">
            <text:p>0.093354</text:p>
          </table:table-cell>
          <table:table-cell office:value-type="float" office:value="56322" calcext:value-type="float">
            <text:p>56322</text:p>
          </table:table-cell>
          <table:table-cell/>
          <table:table-cell office:value-type="float" office:value="0.691757" calcext:value-type="float">
            <text:p>0.691757</text:p>
          </table:table-cell>
          <table:table-cell office:value-type="float" office:value="86088" calcext:value-type="float">
            <text:p>86088</text:p>
          </table:table-cell>
          <table:table-cell/>
          <table:table-cell office:value-type="float" office:value="0.093354" calcext:value-type="float">
            <text:p>0.093354</text:p>
          </table:table-cell>
          <table:table-cell office:value-type="float" office:value="0.691757" calcext:value-type="float">
            <text:p>0.691757</text:p>
          </table:table-cell>
          <table:table-cell/>
          <table:table-cell office:value-type="float" office:value="56322" calcext:value-type="float">
            <text:p>56322</text:p>
          </table:table-cell>
          <table:table-cell office:value-type="float" office:value="86088" calcext:value-type="float">
            <text:p>86088</text:p>
          </table:table-cell>
          <table:table-cell/>
          <table:table-cell table:formula="of:=[.N26]+(INT(RAND()*20-8))" office:value-type="float" office:value="94366" calcext:value-type="float">
            <text:p>94366</text:p>
          </table:table-cell>
          <table:table-cell table:formula="of:=(([.N27]-[.K27])/[.N27])*100" office:value-type="float" office:value="40.3153678231566" calcext:value-type="float">
            <text:p>40.3153678232</text:p>
          </table:table-cell>
          <table:table-cell table:formula="of:=(([.N27]-[.L27])/[.N27])*100" office:value-type="float" office:value="8.77222728525105" calcext:value-type="float">
            <text:p>8.7722272853</text:p>
          </table:table-cell>
        </table:table-row>
        <table:table-row table:style-name="ro1">
          <table:table-cell/>
          <table:table-cell office:value-type="float" office:value="0.12031" calcext:value-type="float">
            <text:p>0.12031</text:p>
          </table:table-cell>
          <table:table-cell office:value-type="float" office:value="56851" calcext:value-type="float">
            <text:p>56851</text:p>
          </table:table-cell>
          <table:table-cell/>
          <table:table-cell office:value-type="float" office:value="0.725499" calcext:value-type="float">
            <text:p>0.725499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12031" calcext:value-type="float">
            <text:p>0.12031</text:p>
          </table:table-cell>
          <table:table-cell office:value-type="float" office:value="0.725499" calcext:value-type="float">
            <text:p>0.725499</text:p>
          </table:table-cell>
          <table:table-cell/>
          <table:table-cell office:value-type="float" office:value="56851" calcext:value-type="float">
            <text:p>56851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27]+(INT(RAND()*20-8))" office:value-type="float" office:value="94362" calcext:value-type="float">
            <text:p>94362</text:p>
          </table:table-cell>
          <table:table-cell table:formula="of:=(([.N28]-[.K28])/[.N28])*100" office:value-type="float" office:value="39.7522307708612" calcext:value-type="float">
            <text:p>39.7522307709</text:p>
          </table:table-cell>
          <table:table-cell table:formula="of:=(([.N28]-[.L28])/[.N28])*100" office:value-type="float" office:value="8.81498908458913" calcext:value-type="float">
            <text:p>8.8149890846</text:p>
          </table:table-cell>
        </table:table-row>
        <table:table-row table:style-name="ro1">
          <table:table-cell/>
          <table:table-cell office:value-type="float" office:value="0.093105" calcext:value-type="float">
            <text:p>0.093105</text:p>
          </table:table-cell>
          <table:table-cell office:value-type="float" office:value="56405" calcext:value-type="float">
            <text:p>56405</text:p>
          </table:table-cell>
          <table:table-cell/>
          <table:table-cell office:value-type="float" office:value="0.716965" calcext:value-type="float">
            <text:p>0.716965</text:p>
          </table:table-cell>
          <table:table-cell office:value-type="float" office:value="86008" calcext:value-type="float">
            <text:p>86008</text:p>
          </table:table-cell>
          <table:table-cell/>
          <table:table-cell office:value-type="float" office:value="0.093105" calcext:value-type="float">
            <text:p>0.093105</text:p>
          </table:table-cell>
          <table:table-cell office:value-type="float" office:value="0.716965" calcext:value-type="float">
            <text:p>0.716965</text:p>
          </table:table-cell>
          <table:table-cell/>
          <table:table-cell office:value-type="float" office:value="56405" calcext:value-type="float">
            <text:p>56405</text:p>
          </table:table-cell>
          <table:table-cell office:value-type="float" office:value="86008" calcext:value-type="float">
            <text:p>86008</text:p>
          </table:table-cell>
          <table:table-cell/>
          <table:table-cell table:formula="of:=[.N28]+(INT(RAND()*20-8))" office:value-type="float" office:value="94370" calcext:value-type="float">
            <text:p>94370</text:p>
          </table:table-cell>
          <table:table-cell table:formula="of:=(([.N29]-[.K29])/[.N29])*100" office:value-type="float" office:value="40.2299459574017" calcext:value-type="float">
            <text:p>40.2299459574</text:p>
          </table:table-cell>
          <table:table-cell table:formula="of:=(([.N29]-[.L29])/[.N29])*100" office:value-type="float" office:value="8.86086680089011" calcext:value-type="float">
            <text:p>8.8608668009</text:p>
          </table:table-cell>
        </table:table-row>
        <table:table-row table:style-name="ro1">
          <table:table-cell/>
          <table:table-cell office:value-type="float" office:value="0.106808" calcext:value-type="float">
            <text:p>0.106808</text:p>
          </table:table-cell>
          <table:table-cell office:value-type="float" office:value="56950" calcext:value-type="float">
            <text:p>56950</text:p>
          </table:table-cell>
          <table:table-cell/>
          <table:table-cell office:value-type="float" office:value="0.703859" calcext:value-type="float">
            <text:p>0.703859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106808" calcext:value-type="float">
            <text:p>0.106808</text:p>
          </table:table-cell>
          <table:table-cell office:value-type="float" office:value="0.703859" calcext:value-type="float">
            <text:p>0.703859</text:p>
          </table:table-cell>
          <table:table-cell/>
          <table:table-cell office:value-type="float" office:value="56950" calcext:value-type="float">
            <text:p>56950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29]+(INT(RAND()*20-8))" office:value-type="float" office:value="94363" calcext:value-type="float">
            <text:p>94363</text:p>
          </table:table-cell>
          <table:table-cell table:formula="of:=(([.N30]-[.K30])/[.N30])*100" office:value-type="float" office:value="39.6479552366923" calcext:value-type="float">
            <text:p>39.6479552367</text:p>
          </table:table-cell>
          <table:table-cell table:formula="of:=(([.N30]-[.L30])/[.N30])*100" office:value-type="float" office:value="8.72587772749913" calcext:value-type="float">
            <text:p>8.7258777275</text:p>
          </table:table-cell>
        </table:table-row>
        <table:table-row table:style-name="ro1">
          <table:table-cell/>
          <table:table-cell office:value-type="float" office:value="0.098428" calcext:value-type="float">
            <text:p>0.098428</text:p>
          </table:table-cell>
          <table:table-cell office:value-type="float" office:value="55872" calcext:value-type="float">
            <text:p>55872</text:p>
          </table:table-cell>
          <table:table-cell/>
          <table:table-cell office:value-type="float" office:value="0.688012" calcext:value-type="float">
            <text:p>0.688012</text:p>
          </table:table-cell>
          <table:table-cell office:value-type="float" office:value="85968" calcext:value-type="float">
            <text:p>85968</text:p>
          </table:table-cell>
          <table:table-cell/>
          <table:table-cell office:value-type="float" office:value="0.098428" calcext:value-type="float">
            <text:p>0.098428</text:p>
          </table:table-cell>
          <table:table-cell office:value-type="float" office:value="0.688012" calcext:value-type="float">
            <text:p>0.688012</text:p>
          </table:table-cell>
          <table:table-cell/>
          <table:table-cell office:value-type="float" office:value="55872" calcext:value-type="float">
            <text:p>55872</text:p>
          </table:table-cell>
          <table:table-cell office:value-type="float" office:value="85968" calcext:value-type="float">
            <text:p>85968</text:p>
          </table:table-cell>
          <table:table-cell/>
          <table:table-cell table:formula="of:=[.N30]+(INT(RAND()*20-8))" office:value-type="float" office:value="94361" calcext:value-type="float">
            <text:p>94361</text:p>
          </table:table-cell>
          <table:table-cell table:formula="of:=(([.N31]-[.K31])/[.N31])*100" office:value-type="float" office:value="40.7890971905766" calcext:value-type="float">
            <text:p>40.7890971906</text:p>
          </table:table-cell>
          <table:table-cell table:formula="of:=(([.N31]-[.L31])/[.N31])*100" office:value-type="float" office:value="8.89456449168618" calcext:value-type="float">
            <text:p>8.8945644917</text:p>
          </table:table-cell>
        </table:table-row>
        <table:table-row table:style-name="ro1">
          <table:table-cell/>
          <table:table-cell office:value-type="float" office:value="0.095833" calcext:value-type="float">
            <text:p>0.095833</text:p>
          </table:table-cell>
          <table:table-cell office:value-type="float" office:value="56681" calcext:value-type="float">
            <text:p>56681</text:p>
          </table:table-cell>
          <table:table-cell/>
          <table:table-cell office:value-type="float" office:value="0.702435" calcext:value-type="float">
            <text:p>0.702435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5833" calcext:value-type="float">
            <text:p>0.095833</text:p>
          </table:table-cell>
          <table:table-cell office:value-type="float" office:value="0.702435" calcext:value-type="float">
            <text:p>0.702435</text:p>
          </table:table-cell>
          <table:table-cell/>
          <table:table-cell office:value-type="float" office:value="56681" calcext:value-type="float">
            <text:p>56681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31]+(INT(RAND()*20-8))" office:value-type="float" office:value="94370" calcext:value-type="float">
            <text:p>94370</text:p>
          </table:table-cell>
          <table:table-cell table:formula="of:=(([.N32]-[.K32])/[.N32])*100" office:value-type="float" office:value="39.9374801313977" calcext:value-type="float">
            <text:p>39.9374801314</text:p>
          </table:table-cell>
          <table:table-cell table:formula="of:=(([.N32]-[.L32])/[.N32])*100" office:value-type="float" office:value="8.80046624986754" calcext:value-type="float">
            <text:p>8.8004662499</text:p>
          </table:table-cell>
        </table:table-row>
        <table:table-row table:style-name="ro1">
          <table:table-cell/>
          <table:table-cell office:value-type="float" office:value="0.096764" calcext:value-type="float">
            <text:p>0.096764</text:p>
          </table:table-cell>
          <table:table-cell office:value-type="float" office:value="56910" calcext:value-type="float">
            <text:p>56910</text:p>
          </table:table-cell>
          <table:table-cell/>
          <table:table-cell office:value-type="float" office:value="0.697686" calcext:value-type="float">
            <text:p>0.697686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6764" calcext:value-type="float">
            <text:p>0.096764</text:p>
          </table:table-cell>
          <table:table-cell office:value-type="float" office:value="0.697686" calcext:value-type="float">
            <text:p>0.697686</text:p>
          </table:table-cell>
          <table:table-cell/>
          <table:table-cell office:value-type="float" office:value="56910" calcext:value-type="float">
            <text:p>56910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32]+(INT(RAND()*20-8))" office:value-type="float" office:value="94363" calcext:value-type="float">
            <text:p>94363</text:p>
          </table:table-cell>
          <table:table-cell table:formula="of:=(([.N33]-[.K33])/[.N33])*100" office:value-type="float" office:value="39.6903447325753" calcext:value-type="float">
            <text:p>39.6903447326</text:p>
          </table:table-cell>
          <table:table-cell table:formula="of:=(([.N33]-[.L33])/[.N33])*100" office:value-type="float" office:value="8.73435562667571" calcext:value-type="float">
            <text:p>8.7343556267</text:p>
          </table:table-cell>
        </table:table-row>
        <table:table-row table:style-name="ro1">
          <table:table-cell/>
          <table:table-cell office:value-type="float" office:value="0.093822" calcext:value-type="float">
            <text:p>0.093822</text:p>
          </table:table-cell>
          <table:table-cell office:value-type="float" office:value="56950" calcext:value-type="float">
            <text:p>56950</text:p>
          </table:table-cell>
          <table:table-cell/>
          <table:table-cell office:value-type="float" office:value="0.735249" calcext:value-type="float">
            <text:p>0.735249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3822" calcext:value-type="float">
            <text:p>0.093822</text:p>
          </table:table-cell>
          <table:table-cell office:value-type="float" office:value="0.735249" calcext:value-type="float">
            <text:p>0.735249</text:p>
          </table:table-cell>
          <table:table-cell/>
          <table:table-cell office:value-type="float" office:value="56950" calcext:value-type="float">
            <text:p>56950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33]+(INT(RAND()*20-8))" office:value-type="float" office:value="94374" calcext:value-type="float">
            <text:p>94374</text:p>
          </table:table-cell>
          <table:table-cell table:formula="of:=(([.N34]-[.K34])/[.N34])*100" office:value-type="float" office:value="39.6549897217454" calcext:value-type="float">
            <text:p>39.6549897217</text:p>
          </table:table-cell>
          <table:table-cell table:formula="of:=(([.N34]-[.L34])/[.N34])*100" office:value-type="float" office:value="8.82658359293873" calcext:value-type="float">
            <text:p>8.8265835929</text:p>
          </table:table-cell>
        </table:table-row>
        <table:table-row table:style-name="ro1">
          <table:table-cell/>
          <table:table-cell office:value-type="float" office:value="0.096781" calcext:value-type="float">
            <text:p>0.096781</text:p>
          </table:table-cell>
          <table:table-cell office:value-type="float" office:value="56645" calcext:value-type="float">
            <text:p>56645</text:p>
          </table:table-cell>
          <table:table-cell/>
          <table:table-cell office:value-type="float" office:value="0.731204" calcext:value-type="float">
            <text:p>0.731204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6781" calcext:value-type="float">
            <text:p>0.096781</text:p>
          </table:table-cell>
          <table:table-cell office:value-type="float" office:value="0.731204" calcext:value-type="float">
            <text:p>0.731204</text:p>
          </table:table-cell>
          <table:table-cell/>
          <table:table-cell office:value-type="float" office:value="56645" calcext:value-type="float">
            <text:p>56645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34]+(INT(RAND()*20-8))" office:value-type="float" office:value="94385" calcext:value-type="float">
            <text:p>94385</text:p>
          </table:table-cell>
          <table:table-cell table:formula="of:=(([.N35]-[.K35])/[.N35])*100" office:value-type="float" office:value="39.9851671346083" calcext:value-type="float">
            <text:p>39.9851671346</text:p>
          </table:table-cell>
          <table:table-cell table:formula="of:=(([.N35]-[.L35])/[.N35])*100" office:value-type="float" office:value="8.85628012925783" calcext:value-type="float">
            <text:p>8.8562801293</text:p>
          </table:table-cell>
        </table:table-row>
        <table:table-row table:style-name="ro1">
          <table:table-cell/>
          <table:table-cell office:value-type="float" office:value="0.092656" calcext:value-type="float">
            <text:p>0.092656</text:p>
          </table:table-cell>
          <table:table-cell office:value-type="float" office:value="56464" calcext:value-type="float">
            <text:p>56464</text:p>
          </table:table-cell>
          <table:table-cell/>
          <table:table-cell office:value-type="float" office:value="0.704296" calcext:value-type="float">
            <text:p>0.704296</text:p>
          </table:table-cell>
          <table:table-cell office:value-type="float" office:value="86116" calcext:value-type="float">
            <text:p>86116</text:p>
          </table:table-cell>
          <table:table-cell/>
          <table:table-cell office:value-type="float" office:value="0.092656" calcext:value-type="float">
            <text:p>0.092656</text:p>
          </table:table-cell>
          <table:table-cell office:value-type="float" office:value="0.704296" calcext:value-type="float">
            <text:p>0.704296</text:p>
          </table:table-cell>
          <table:table-cell/>
          <table:table-cell office:value-type="float" office:value="56464" calcext:value-type="float">
            <text:p>56464</text:p>
          </table:table-cell>
          <table:table-cell office:value-type="float" office:value="86116" calcext:value-type="float">
            <text:p>86116</text:p>
          </table:table-cell>
          <table:table-cell/>
          <table:table-cell table:formula="of:=[.N35]+(INT(RAND()*20-8))" office:value-type="float" office:value="94379" calcext:value-type="float">
            <text:p>94379</text:p>
          </table:table-cell>
          <table:table-cell table:formula="of:=(([.N36]-[.K36])/[.N36])*100" office:value-type="float" office:value="40.1731317348139" calcext:value-type="float">
            <text:p>40.1731317348</text:p>
          </table:table-cell>
          <table:table-cell table:formula="of:=(([.N36]-[.L36])/[.N36])*100" office:value-type="float" office:value="8.75512561057015" calcext:value-type="float">
            <text:p>8.7551256106</text:p>
          </table:table-cell>
        </table:table-row>
        <table:table-row table:style-name="ro1">
          <table:table-cell/>
          <table:table-cell office:value-type="float" office:value="0.096041" calcext:value-type="float">
            <text:p>0.096041</text:p>
          </table:table-cell>
          <table:table-cell office:value-type="float" office:value="56464" calcext:value-type="float">
            <text:p>56464</text:p>
          </table:table-cell>
          <table:table-cell/>
          <table:table-cell office:value-type="float" office:value="0.707002" calcext:value-type="float">
            <text:p>0.707002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6041" calcext:value-type="float">
            <text:p>0.096041</text:p>
          </table:table-cell>
          <table:table-cell office:value-type="float" office:value="0.707002" calcext:value-type="float">
            <text:p>0.707002</text:p>
          </table:table-cell>
          <table:table-cell/>
          <table:table-cell office:value-type="float" office:value="56464" calcext:value-type="float">
            <text:p>56464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36]+(INT(RAND()*20-8))" office:value-type="float" office:value="94377" calcext:value-type="float">
            <text:p>94377</text:p>
          </table:table-cell>
          <table:table-cell table:formula="of:=(([.N37]-[.K37])/[.N37])*100" office:value-type="float" office:value="40.1718639075198" calcext:value-type="float">
            <text:p>40.1718639075</text:p>
          </table:table-cell>
          <table:table-cell table:formula="of:=(([.N37]-[.L37])/[.N37])*100" office:value-type="float" office:value="8.86550748593407" calcext:value-type="float">
            <text:p>8.8655074859</text:p>
          </table:table-cell>
        </table:table-row>
        <table:table-row table:style-name="ro1">
          <table:table-cell/>
          <table:table-cell office:value-type="float" office:value="0.103661" calcext:value-type="float">
            <text:p>0.103661</text:p>
          </table:table-cell>
          <table:table-cell office:value-type="float" office:value="56633" calcext:value-type="float">
            <text:p>56633</text:p>
          </table:table-cell>
          <table:table-cell/>
          <table:table-cell office:value-type="float" office:value="0.695794" calcext:value-type="float">
            <text:p>0.695794</text:p>
          </table:table-cell>
          <table:table-cell office:value-type="float" office:value="86005" calcext:value-type="float">
            <text:p>86005</text:p>
          </table:table-cell>
          <table:table-cell/>
          <table:table-cell office:value-type="float" office:value="0.103661" calcext:value-type="float">
            <text:p>0.103661</text:p>
          </table:table-cell>
          <table:table-cell office:value-type="float" office:value="0.695794" calcext:value-type="float">
            <text:p>0.695794</text:p>
          </table:table-cell>
          <table:table-cell/>
          <table:table-cell office:value-type="float" office:value="56633" calcext:value-type="float">
            <text:p>56633</text:p>
          </table:table-cell>
          <table:table-cell office:value-type="float" office:value="86005" calcext:value-type="float">
            <text:p>86005</text:p>
          </table:table-cell>
          <table:table-cell/>
          <table:table-cell table:formula="of:=[.N37]+(INT(RAND()*20-8))" office:value-type="float" office:value="94385" calcext:value-type="float">
            <text:p>94385</text:p>
          </table:table-cell>
          <table:table-cell table:formula="of:=(([.N38]-[.K38])/[.N38])*100" office:value-type="float" office:value="39.9978810192297" calcext:value-type="float">
            <text:p>39.9978810192</text:p>
          </table:table-cell>
          <table:table-cell table:formula="of:=(([.N38]-[.L38])/[.N38])*100" office:value-type="float" office:value="8.87852942734545" calcext:value-type="float">
            <text:p>8.8785294273</text:p>
          </table:table-cell>
        </table:table-row>
        <table:table-row table:style-name="ro1">
          <table:table-cell/>
          <table:table-cell office:value-type="float" office:value="0.099836" calcext:value-type="float">
            <text:p>0.099836</text:p>
          </table:table-cell>
          <table:table-cell office:value-type="float" office:value="56318" calcext:value-type="float">
            <text:p>56318</text:p>
          </table:table-cell>
          <table:table-cell/>
          <table:table-cell office:value-type="float" office:value="0.719008" calcext:value-type="float">
            <text:p>0.719008</text:p>
          </table:table-cell>
          <table:table-cell office:value-type="float" office:value="86128" calcext:value-type="float">
            <text:p>86128</text:p>
          </table:table-cell>
          <table:table-cell/>
          <table:table-cell office:value-type="float" office:value="0.099836" calcext:value-type="float">
            <text:p>0.099836</text:p>
          </table:table-cell>
          <table:table-cell office:value-type="float" office:value="0.719008" calcext:value-type="float">
            <text:p>0.719008</text:p>
          </table:table-cell>
          <table:table-cell/>
          <table:table-cell office:value-type="float" office:value="56318" calcext:value-type="float">
            <text:p>56318</text:p>
          </table:table-cell>
          <table:table-cell office:value-type="float" office:value="86128" calcext:value-type="float">
            <text:p>86128</text:p>
          </table:table-cell>
          <table:table-cell/>
          <table:table-cell table:formula="of:=[.N38]+(INT(RAND()*20-8))" office:value-type="float" office:value="94389" calcext:value-type="float">
            <text:p>94389</text:p>
          </table:table-cell>
          <table:table-cell table:formula="of:=(([.N39]-[.K39])/[.N39])*100" office:value-type="float" office:value="40.3341491063577" calcext:value-type="float">
            <text:p>40.3341491064</text:p>
          </table:table-cell>
          <table:table-cell table:formula="of:=(([.N39]-[.L39])/[.N39])*100" office:value-type="float" office:value="8.75207916176673" calcext:value-type="float">
            <text:p>8.7520791618</text:p>
          </table:table-cell>
        </table:table-row>
        <table:table-row table:style-name="ro1">
          <table:table-cell/>
          <table:table-cell office:value-type="float" office:value="0.097306" calcext:value-type="float">
            <text:p>0.097306</text:p>
          </table:table-cell>
          <table:table-cell office:value-type="float" office:value="56128" calcext:value-type="float">
            <text:p>56128</text:p>
          </table:table-cell>
          <table:table-cell/>
          <table:table-cell office:value-type="float" office:value="0.711066" calcext:value-type="float">
            <text:p>0.711066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7306" calcext:value-type="float">
            <text:p>0.097306</text:p>
          </table:table-cell>
          <table:table-cell office:value-type="float" office:value="0.711066" calcext:value-type="float">
            <text:p>0.711066</text:p>
          </table:table-cell>
          <table:table-cell/>
          <table:table-cell office:value-type="float" office:value="56128" calcext:value-type="float">
            <text:p>56128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39]+(INT(RAND()*20-8))" office:value-type="float" office:value="94382" calcext:value-type="float">
            <text:p>94382</text:p>
          </table:table-cell>
          <table:table-cell table:formula="of:=(([.N40]-[.K40])/[.N40])*100" office:value-type="float" office:value="40.5310334597699" calcext:value-type="float">
            <text:p>40.5310334598</text:p>
          </table:table-cell>
          <table:table-cell table:formula="of:=(([.N40]-[.L40])/[.N40])*100" office:value-type="float" office:value="8.83431162721705" calcext:value-type="float">
            <text:p>8.8343116272</text:p>
          </table:table-cell>
        </table:table-row>
        <table:table-row table:style-name="ro1">
          <table:table-cell/>
          <table:table-cell office:value-type="float" office:value="0.092741" calcext:value-type="float">
            <text:p>0.092741</text:p>
          </table:table-cell>
          <table:table-cell office:value-type="float" office:value="56974" calcext:value-type="float">
            <text:p>56974</text:p>
          </table:table-cell>
          <table:table-cell/>
          <table:table-cell office:value-type="float" office:value="0.711233" calcext:value-type="float">
            <text:p>0.711233</text:p>
          </table:table-cell>
          <table:table-cell office:value-type="float" office:value="86028" calcext:value-type="float">
            <text:p>86028</text:p>
          </table:table-cell>
          <table:table-cell/>
          <table:table-cell office:value-type="float" office:value="0.092741" calcext:value-type="float">
            <text:p>0.092741</text:p>
          </table:table-cell>
          <table:table-cell office:value-type="float" office:value="0.711233" calcext:value-type="float">
            <text:p>0.711233</text:p>
          </table:table-cell>
          <table:table-cell/>
          <table:table-cell office:value-type="float" office:value="56974" calcext:value-type="float">
            <text:p>56974</text:p>
          </table:table-cell>
          <table:table-cell office:value-type="float" office:value="86028" calcext:value-type="float">
            <text:p>86028</text:p>
          </table:table-cell>
          <table:table-cell/>
          <table:table-cell table:formula="of:=[.N40]+(INT(RAND()*20-8))" office:value-type="float" office:value="94390" calcext:value-type="float">
            <text:p>94390</text:p>
          </table:table-cell>
          <table:table-cell table:formula="of:=(([.N41]-[.K41])/[.N41])*100" office:value-type="float" office:value="39.6397923508846" calcext:value-type="float">
            <text:p>39.6397923509</text:p>
          </table:table-cell>
          <table:table-cell table:formula="of:=(([.N41]-[.L41])/[.N41])*100" office:value-type="float" office:value="8.85898929971395" calcext:value-type="float">
            <text:p>8.8589892997</text:p>
          </table:table-cell>
        </table:table-row>
        <table:table-row table:style-name="ro1">
          <table:table-cell/>
          <table:table-cell office:value-type="float" office:value="0.102461" calcext:value-type="float">
            <text:p>0.102461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0.714526" calcext:value-type="float">
            <text:p>0.714526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102461" calcext:value-type="float">
            <text:p>0.102461</text:p>
          </table:table-cell>
          <table:table-cell office:value-type="float" office:value="0.714526" calcext:value-type="float">
            <text:p>0.714526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41]+(INT(RAND()*20-8))" office:value-type="float" office:value="94393" calcext:value-type="float">
            <text:p>94393</text:p>
          </table:table-cell>
          <table:table-cell table:formula="of:=(([.N42]-[.K42])/[.N42])*100" office:value-type="float" office:value="41.7329674869959" calcext:value-type="float">
            <text:p>41.732967487</text:p>
          </table:table-cell>
          <table:table-cell table:formula="of:=(([.N42]-[.L42])/[.N42])*100" office:value-type="float" office:value="8.76336168995582" calcext:value-type="float">
            <text:p>8.76336169</text:p>
          </table:table-cell>
        </table:table-row>
        <table:table-row table:style-name="ro1">
          <table:table-cell/>
          <table:table-cell office:value-type="float" office:value="0.09496" calcext:value-type="float">
            <text:p>0.09496</text:p>
          </table:table-cell>
          <table:table-cell office:value-type="float" office:value="54951" calcext:value-type="float">
            <text:p>54951</text:p>
          </table:table-cell>
          <table:table-cell/>
          <table:table-cell office:value-type="float" office:value="0.6906" calcext:value-type="float">
            <text:p>0.6906</text:p>
          </table:table-cell>
          <table:table-cell office:value-type="float" office:value="86043" calcext:value-type="float">
            <text:p>86043</text:p>
          </table:table-cell>
          <table:table-cell/>
          <table:table-cell office:value-type="float" office:value="0.09496" calcext:value-type="float">
            <text:p>0.09496</text:p>
          </table:table-cell>
          <table:table-cell office:value-type="float" office:value="0.6906" calcext:value-type="float">
            <text:p>0.6906</text:p>
          </table:table-cell>
          <table:table-cell/>
          <table:table-cell office:value-type="float" office:value="54951" calcext:value-type="float">
            <text:p>54951</text:p>
          </table:table-cell>
          <table:table-cell office:value-type="float" office:value="86043" calcext:value-type="float">
            <text:p>86043</text:p>
          </table:table-cell>
          <table:table-cell/>
          <table:table-cell table:formula="of:=[.N42]+(INT(RAND()*20-8))" office:value-type="float" office:value="94398" calcext:value-type="float">
            <text:p>94398</text:p>
          </table:table-cell>
          <table:table-cell table:formula="of:=(([.N43]-[.K43])/[.N43])*100" office:value-type="float" office:value="41.7879616093561" calcext:value-type="float">
            <text:p>41.7879616094</text:p>
          </table:table-cell>
          <table:table-cell table:formula="of:=(([.N43]-[.L43])/[.N43])*100" office:value-type="float" office:value="8.85082311065912" calcext:value-type="float">
            <text:p>8.8508231107</text:p>
          </table:table-cell>
        </table:table-row>
        <table:table-row table:style-name="ro1">
          <table:table-cell/>
          <table:table-cell office:value-type="float" office:value="0.093233" calcext:value-type="float">
            <text:p>0.093233</text:p>
          </table:table-cell>
          <table:table-cell office:value-type="float" office:value="56428" calcext:value-type="float">
            <text:p>56428</text:p>
          </table:table-cell>
          <table:table-cell/>
          <table:table-cell office:value-type="float" office:value="0.70033" calcext:value-type="float">
            <text:p>0.70033</text:p>
          </table:table-cell>
          <table:table-cell office:value-type="float" office:value="86026" calcext:value-type="float">
            <text:p>86026</text:p>
          </table:table-cell>
          <table:table-cell/>
          <table:table-cell office:value-type="float" office:value="0.093233" calcext:value-type="float">
            <text:p>0.093233</text:p>
          </table:table-cell>
          <table:table-cell office:value-type="float" office:value="0.70033" calcext:value-type="float">
            <text:p>0.70033</text:p>
          </table:table-cell>
          <table:table-cell/>
          <table:table-cell office:value-type="float" office:value="56428" calcext:value-type="float">
            <text:p>56428</text:p>
          </table:table-cell>
          <table:table-cell office:value-type="float" office:value="86026" calcext:value-type="float">
            <text:p>86026</text:p>
          </table:table-cell>
          <table:table-cell/>
          <table:table-cell table:formula="of:=[.N43]+(INT(RAND()*20-8))" office:value-type="float" office:value="94400" calcext:value-type="float">
            <text:p>94400</text:p>
          </table:table-cell>
          <table:table-cell table:formula="of:=(([.N44]-[.K44])/[.N44])*100" office:value-type="float" office:value="40.2245762711864" calcext:value-type="float">
            <text:p>40.2245762712</text:p>
          </table:table-cell>
          <table:table-cell table:formula="of:=(([.N44]-[.L44])/[.N44])*100" office:value-type="float" office:value="8.87076271186441" calcext:value-type="float">
            <text:p>8.8707627119</text:p>
          </table:table-cell>
        </table:table-row>
        <table:table-row table:style-name="ro1">
          <table:table-cell/>
          <table:table-cell office:value-type="float" office:value="0.103256" calcext:value-type="float">
            <text:p>0.103256</text:p>
          </table:table-cell>
          <table:table-cell office:value-type="float" office:value="56793" calcext:value-type="float">
            <text:p>56793</text:p>
          </table:table-cell>
          <table:table-cell/>
          <table:table-cell office:value-type="float" office:value="0.69984" calcext:value-type="float">
            <text:p>0.69984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103256" calcext:value-type="float">
            <text:p>0.103256</text:p>
          </table:table-cell>
          <table:table-cell office:value-type="float" office:value="0.69984" calcext:value-type="float">
            <text:p>0.69984</text:p>
          </table:table-cell>
          <table:table-cell/>
          <table:table-cell office:value-type="float" office:value="56793" calcext:value-type="float">
            <text:p>56793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44]+(INT(RAND()*20-8))" office:value-type="float" office:value="94398" calcext:value-type="float">
            <text:p>94398</text:p>
          </table:table-cell>
          <table:table-cell table:formula="of:=(([.N45]-[.K45])/[.N45])*100" office:value-type="float" office:value="39.8366490815483" calcext:value-type="float">
            <text:p>39.8366490815</text:p>
          </table:table-cell>
          <table:table-cell table:formula="of:=(([.N45]-[.L45])/[.N45])*100" office:value-type="float" office:value="8.75971948558232" calcext:value-type="float">
            <text:p>8.7597194856</text:p>
          </table:table-cell>
        </table:table-row>
        <table:table-row table:style-name="ro1">
          <table:table-cell/>
          <table:table-cell office:value-type="float" office:value="0.093267" calcext:value-type="float">
            <text:p>0.093267</text:p>
          </table:table-cell>
          <table:table-cell office:value-type="float" office:value="56002" calcext:value-type="float">
            <text:p>56002</text:p>
          </table:table-cell>
          <table:table-cell/>
          <table:table-cell office:value-type="float" office:value="0.700778" calcext:value-type="float">
            <text:p>0.700778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3267" calcext:value-type="float">
            <text:p>0.093267</text:p>
          </table:table-cell>
          <table:table-cell office:value-type="float" office:value="0.700778" calcext:value-type="float">
            <text:p>0.700778</text:p>
          </table:table-cell>
          <table:table-cell/>
          <table:table-cell office:value-type="float" office:value="56002" calcext:value-type="float">
            <text:p>56002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45]+(INT(RAND()*20-8))" office:value-type="float" office:value="94408" calcext:value-type="float">
            <text:p>94408</text:p>
          </table:table-cell>
          <table:table-cell table:formula="of:=(([.N46]-[.K46])/[.N46])*100" office:value-type="float" office:value="40.6808745021608" calcext:value-type="float">
            <text:p>40.6808745022</text:p>
          </table:table-cell>
          <table:table-cell table:formula="of:=(([.N46]-[.L46])/[.N46])*100" office:value-type="float" office:value="8.89543259045844" calcext:value-type="float">
            <text:p>8.8954325905</text:p>
          </table:table-cell>
        </table:table-row>
        <table:table-row table:style-name="ro1">
          <table:table-cell/>
          <table:table-cell office:value-type="float" office:value="0.093911" calcext:value-type="float">
            <text:p>0.093911</text:p>
          </table:table-cell>
          <table:table-cell office:value-type="float" office:value="55464" calcext:value-type="float">
            <text:p>55464</text:p>
          </table:table-cell>
          <table:table-cell/>
          <table:table-cell office:value-type="float" office:value="0.704857" calcext:value-type="float">
            <text:p>0.704857</text:p>
          </table:table-cell>
          <table:table-cell office:value-type="float" office:value="86006" calcext:value-type="float">
            <text:p>86006</text:p>
          </table:table-cell>
          <table:table-cell/>
          <table:table-cell office:value-type="float" office:value="0.093911" calcext:value-type="float">
            <text:p>0.093911</text:p>
          </table:table-cell>
          <table:table-cell office:value-type="float" office:value="0.704857" calcext:value-type="float">
            <text:p>0.704857</text:p>
          </table:table-cell>
          <table:table-cell/>
          <table:table-cell office:value-type="float" office:value="55464" calcext:value-type="float">
            <text:p>55464</text:p>
          </table:table-cell>
          <table:table-cell office:value-type="float" office:value="86006" calcext:value-type="float">
            <text:p>86006</text:p>
          </table:table-cell>
          <table:table-cell/>
          <table:table-cell table:formula="of:=[.N46]+(INT(RAND()*20-8))" office:value-type="float" office:value="94419" calcext:value-type="float">
            <text:p>94419</text:p>
          </table:table-cell>
          <table:table-cell table:formula="of:=(([.N47]-[.K47])/[.N47])*100" office:value-type="float" office:value="41.2575858672513" calcext:value-type="float">
            <text:p>41.2575858673</text:p>
          </table:table-cell>
          <table:table-cell table:formula="of:=(([.N47]-[.L47])/[.N47])*100" office:value-type="float" office:value="8.91028288797805" calcext:value-type="float">
            <text:p>8.910282888</text:p>
          </table:table-cell>
        </table:table-row>
        <table:table-row table:style-name="ro1">
          <table:table-cell/>
          <table:table-cell office:value-type="float" office:value="0.094157" calcext:value-type="float">
            <text:p>0.094157</text:p>
          </table:table-cell>
          <table:table-cell office:value-type="float" office:value="57040" calcext:value-type="float">
            <text:p>57040</text:p>
          </table:table-cell>
          <table:table-cell/>
          <table:table-cell office:value-type="float" office:value="0.694288" calcext:value-type="float">
            <text:p>0.694288</text:p>
          </table:table-cell>
          <table:table-cell office:value-type="float" office:value="86086" calcext:value-type="float">
            <text:p>86086</text:p>
          </table:table-cell>
          <table:table-cell/>
          <table:table-cell office:value-type="float" office:value="0.094157" calcext:value-type="float">
            <text:p>0.094157</text:p>
          </table:table-cell>
          <table:table-cell office:value-type="float" office:value="0.694288" calcext:value-type="float">
            <text:p>0.694288</text:p>
          </table:table-cell>
          <table:table-cell/>
          <table:table-cell office:value-type="float" office:value="57040" calcext:value-type="float">
            <text:p>57040</text:p>
          </table:table-cell>
          <table:table-cell office:value-type="float" office:value="86086" calcext:value-type="float">
            <text:p>86086</text:p>
          </table:table-cell>
          <table:table-cell/>
          <table:table-cell table:formula="of:=[.N47]+(INT(RAND()*20-8))" office:value-type="float" office:value="94426" calcext:value-type="float">
            <text:p>94426</text:p>
          </table:table-cell>
          <table:table-cell table:formula="of:=(([.N48]-[.K48])/[.N48])*100" office:value-type="float" office:value="39.5929087327643" calcext:value-type="float">
            <text:p>39.5929087328</text:p>
          </table:table-cell>
          <table:table-cell table:formula="of:=(([.N48]-[.L48])/[.N48])*100" office:value-type="float" office:value="8.83231313409442" calcext:value-type="float">
            <text:p>8.8323131341</text:p>
          </table:table-cell>
        </table:table-row>
        <table:table-row table:style-name="ro1">
          <table:table-cell/>
          <table:table-cell office:value-type="float" office:value="0.098264" calcext:value-type="float">
            <text:p>0.098264</text:p>
          </table:table-cell>
          <table:table-cell office:value-type="float" office:value="55716" calcext:value-type="float">
            <text:p>55716</text:p>
          </table:table-cell>
          <table:table-cell/>
          <table:table-cell office:value-type="float" office:value="0.698984" calcext:value-type="float">
            <text:p>0.698984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8264" calcext:value-type="float">
            <text:p>0.098264</text:p>
          </table:table-cell>
          <table:table-cell office:value-type="float" office:value="0.698984" calcext:value-type="float">
            <text:p>0.698984</text:p>
          </table:table-cell>
          <table:table-cell/>
          <table:table-cell office:value-type="float" office:value="55716" calcext:value-type="float">
            <text:p>55716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48]+(INT(RAND()*20-8))" office:value-type="float" office:value="94427" calcext:value-type="float">
            <text:p>94427</text:p>
          </table:table-cell>
          <table:table-cell table:formula="of:=(([.N49]-[.K49])/[.N49])*100" office:value-type="float" office:value="40.9956897921145" calcext:value-type="float">
            <text:p>40.9956897921</text:p>
          </table:table-cell>
          <table:table-cell table:formula="of:=(([.N49]-[.L49])/[.N49])*100" office:value-type="float" office:value="8.91376407171678" calcext:value-type="float">
            <text:p>8.9137640717</text:p>
          </table:table-cell>
        </table:table-row>
        <table:table-row table:style-name="ro1">
          <table:table-cell/>
          <table:table-cell office:value-type="float" office:value="0.111679" calcext:value-type="float">
            <text:p>0.111679</text:p>
          </table:table-cell>
          <table:table-cell office:value-type="float" office:value="56996" calcext:value-type="float">
            <text:p>56996</text:p>
          </table:table-cell>
          <table:table-cell/>
          <table:table-cell office:value-type="float" office:value="0.729637" calcext:value-type="float">
            <text:p>0.729637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111679" calcext:value-type="float">
            <text:p>0.111679</text:p>
          </table:table-cell>
          <table:table-cell office:value-type="float" office:value="0.729637" calcext:value-type="float">
            <text:p>0.729637</text:p>
          </table:table-cell>
          <table:table-cell/>
          <table:table-cell office:value-type="float" office:value="56996" calcext:value-type="float">
            <text:p>56996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49]+(INT(RAND()*20-8))" office:value-type="float" office:value="94430" calcext:value-type="float">
            <text:p>94430</text:p>
          </table:table-cell>
          <table:table-cell table:formula="of:=(([.N50]-[.K50])/[.N50])*100" office:value-type="float" office:value="39.6420629037382" calcext:value-type="float">
            <text:p>39.6420629037</text:p>
          </table:table-cell>
          <table:table-cell table:formula="of:=(([.N50]-[.L50])/[.N50])*100" office:value-type="float" office:value="8.85841363973314" calcext:value-type="float">
            <text:p>8.8584136397</text:p>
          </table:table-cell>
        </table:table-row>
        <table:table-row table:style-name="ro1">
          <table:table-cell/>
          <table:table-cell office:value-type="float" office:value="0.092915" calcext:value-type="float">
            <text:p>0.092915</text:p>
          </table:table-cell>
          <table:table-cell office:value-type="float" office:value="56110" calcext:value-type="float">
            <text:p>56110</text:p>
          </table:table-cell>
          <table:table-cell/>
          <table:table-cell office:value-type="float" office:value="0.776254" calcext:value-type="float">
            <text:p>0.776254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092915" calcext:value-type="float">
            <text:p>0.092915</text:p>
          </table:table-cell>
          <table:table-cell office:value-type="float" office:value="0.776254" calcext:value-type="float">
            <text:p>0.776254</text:p>
          </table:table-cell>
          <table:table-cell/>
          <table:table-cell office:value-type="float" office:value="56110" calcext:value-type="float">
            <text:p>56110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50]+(INT(RAND()*20-8))" office:value-type="float" office:value="94439" calcext:value-type="float">
            <text:p>94439</text:p>
          </table:table-cell>
          <table:table-cell table:formula="of:=(([.N51]-[.K51])/[.N51])*100" office:value-type="float" office:value="40.5859867215875" calcext:value-type="float">
            <text:p>40.5859867216</text:p>
          </table:table-cell>
          <table:table-cell table:formula="of:=(([.N51]-[.L51])/[.N51])*100" office:value-type="float" office:value="8.79933078495113" calcext:value-type="float">
            <text:p>8.799330785</text:p>
          </table:table-cell>
        </table:table-row>
        <table:table-row table:style-name="ro1">
          <table:table-cell/>
          <table:table-cell office:value-type="float" office:value="0.097204" calcext:value-type="float">
            <text:p>0.097204</text:p>
          </table:table-cell>
          <table:table-cell office:value-type="float" office:value="56515" calcext:value-type="float">
            <text:p>56515</text:p>
          </table:table-cell>
          <table:table-cell/>
          <table:table-cell office:value-type="float" office:value="0.727856" calcext:value-type="float">
            <text:p>0.727856</text:p>
          </table:table-cell>
          <table:table-cell office:value-type="float" office:value="86002" calcext:value-type="float">
            <text:p>86002</text:p>
          </table:table-cell>
          <table:table-cell/>
          <table:table-cell office:value-type="float" office:value="0.097204" calcext:value-type="float">
            <text:p>0.097204</text:p>
          </table:table-cell>
          <table:table-cell office:value-type="float" office:value="0.727856" calcext:value-type="float">
            <text:p>0.727856</text:p>
          </table:table-cell>
          <table:table-cell/>
          <table:table-cell office:value-type="float" office:value="56515" calcext:value-type="float">
            <text:p>56515</text:p>
          </table:table-cell>
          <table:table-cell office:value-type="float" office:value="86002" calcext:value-type="float">
            <text:p>86002</text:p>
          </table:table-cell>
          <table:table-cell/>
          <table:table-cell table:formula="of:=[.N51]+(INT(RAND()*20-8))" office:value-type="float" office:value="94440" calcext:value-type="float">
            <text:p>94440</text:p>
          </table:table-cell>
          <table:table-cell table:formula="of:=(([.N52]-[.K52])/[.N52])*100" office:value-type="float" office:value="40.1577721304532" calcext:value-type="float">
            <text:p>40.1577721305</text:p>
          </table:table-cell>
          <table:table-cell table:formula="of:=(([.N52]-[.L52])/[.N52])*100" office:value-type="float" office:value="8.93477340110123" calcext:value-type="float">
            <text:p>8.9347734011</text:p>
          </table:table-cell>
        </table:table-row>
        <table:table-row table:style-name="ro1">
          <table:table-cell/>
          <table:table-cell office:value-type="float" office:value="0.089028" calcext:value-type="float">
            <text:p>0.089028</text:p>
          </table:table-cell>
          <table:table-cell office:value-type="float" office:value="56933" calcext:value-type="float">
            <text:p>56933</text:p>
          </table:table-cell>
          <table:table-cell/>
          <table:table-cell office:value-type="float" office:value="0.694163" calcext:value-type="float">
            <text:p>0.694163</text:p>
          </table:table-cell>
          <table:table-cell office:value-type="float" office:value="86001" calcext:value-type="float">
            <text:p>86001</text:p>
          </table:table-cell>
          <table:table-cell/>
          <table:table-cell office:value-type="float" office:value="0.089028" calcext:value-type="float">
            <text:p>0.089028</text:p>
          </table:table-cell>
          <table:table-cell office:value-type="float" office:value="0.694163" calcext:value-type="float">
            <text:p>0.694163</text:p>
          </table:table-cell>
          <table:table-cell/>
          <table:table-cell office:value-type="float" office:value="56933" calcext:value-type="float">
            <text:p>56933</text:p>
          </table:table-cell>
          <table:table-cell office:value-type="float" office:value="86001" calcext:value-type="float">
            <text:p>86001</text:p>
          </table:table-cell>
          <table:table-cell/>
          <table:table-cell table:formula="of:=[.N52]+(INT(RAND()*20-8))" office:value-type="float" office:value="94447" calcext:value-type="float">
            <text:p>94447</text:p>
          </table:table-cell>
          <table:table-cell table:formula="of:=(([.N53]-[.K53])/[.N53])*100" office:value-type="float" office:value="39.7196311158639" calcext:value-type="float">
            <text:p>39.7196311159</text:p>
          </table:table-cell>
          <table:table-cell table:formula="of:=(([.N53]-[.L53])/[.N53])*100" office:value-type="float" office:value="8.94258155367561" calcext:value-type="float">
            <text:p>8.9425815537</text:p>
          </table:table-cell>
        </table:table-row>
        <table:table-row table:style-name="ro1">
          <table:table-cell/>
          <table:table-cell office:value-type="float" office:value="0.096243" calcext:value-type="float">
            <text:p>0.096243</text:p>
          </table:table-cell>
          <table:table-cell office:value-type="float" office:value="56525" calcext:value-type="float">
            <text:p>56525</text:p>
          </table:table-cell>
          <table:table-cell/>
          <table:table-cell office:value-type="float" office:value="0.688461" calcext:value-type="float">
            <text:p>0.688461</text:p>
          </table:table-cell>
          <table:table-cell office:value-type="float" office:value="86129" calcext:value-type="float">
            <text:p>86129</text:p>
          </table:table-cell>
          <table:table-cell/>
          <table:table-cell office:value-type="float" office:value="0.096243" calcext:value-type="float">
            <text:p>0.096243</text:p>
          </table:table-cell>
          <table:table-cell office:value-type="float" office:value="0.688461" calcext:value-type="float">
            <text:p>0.688461</text:p>
          </table:table-cell>
          <table:table-cell/>
          <table:table-cell office:value-type="float" office:value="56525" calcext:value-type="float">
            <text:p>56525</text:p>
          </table:table-cell>
          <table:table-cell office:value-type="float" office:value="86129" calcext:value-type="float">
            <text:p>86129</text:p>
          </table:table-cell>
          <table:table-cell/>
          <table:table-cell table:formula="of:=[.N53]+(INT(RAND()*20-8))" office:value-type="float" office:value="94439" calcext:value-type="float">
            <text:p>94439</text:p>
          </table:table-cell>
          <table:table-cell table:formula="of:=(([.N54]-[.K54])/[.N54])*100" office:value-type="float" office:value="40.1465496246254" calcext:value-type="float">
            <text:p>40.1465496246</text:p>
          </table:table-cell>
          <table:table-cell table:formula="of:=(([.N54]-[.L54])/[.N54])*100" office:value-type="float" office:value="8.79933078495113" calcext:value-type="float">
            <text:p>8.799330785</text:p>
          </table:table-cell>
        </table:table-row>
        <table:table-row table:style-name="ro1">
          <table:table-cell/>
          <table:table-cell office:value-type="float" office:value="0.101333" calcext:value-type="float">
            <text:p>0.101333</text:p>
          </table:table-cell>
          <table:table-cell office:value-type="float" office:value="56108" calcext:value-type="float">
            <text:p>56108</text:p>
          </table:table-cell>
          <table:table-cell/>
          <table:table-cell office:value-type="float" office:value="0.694306" calcext:value-type="float">
            <text:p>0.694306</text:p>
          </table:table-cell>
          <table:table-cell office:value-type="float" office:value="85973" calcext:value-type="float">
            <text:p>85973</text:p>
          </table:table-cell>
          <table:table-cell/>
          <table:table-cell office:value-type="float" office:value="0.101333" calcext:value-type="float">
            <text:p>0.101333</text:p>
          </table:table-cell>
          <table:table-cell office:value-type="float" office:value="0.694306" calcext:value-type="float">
            <text:p>0.694306</text:p>
          </table:table-cell>
          <table:table-cell/>
          <table:table-cell office:value-type="float" office:value="56108" calcext:value-type="float">
            <text:p>56108</text:p>
          </table:table-cell>
          <table:table-cell office:value-type="float" office:value="85973" calcext:value-type="float">
            <text:p>85973</text:p>
          </table:table-cell>
          <table:table-cell/>
          <table:table-cell table:formula="of:=[.N54]+(INT(RAND()*20-8))" office:value-type="float" office:value="94445" calcext:value-type="float">
            <text:p>94445</text:p>
          </table:table-cell>
          <table:table-cell table:formula="of:=(([.N55]-[.K55])/[.N55])*100" office:value-type="float" office:value="40.5918788713008" calcext:value-type="float">
            <text:p>40.5918788713</text:p>
          </table:table-cell>
          <table:table-cell table:formula="of:=(([.N55]-[.L55])/[.N55])*100" office:value-type="float" office:value="8.97030017470486" calcext:value-type="float">
            <text:p>8.9703001747</text:p>
          </table:table-cell>
        </table:table-row>
        <table:table-row table:style-name="ro1">
          <table:table-cell/>
          <table:table-cell office:value-type="float" office:value="0.095291" calcext:value-type="float">
            <text:p>0.095291</text:p>
          </table:table-cell>
          <table:table-cell office:value-type="float" office:value="56739" calcext:value-type="float">
            <text:p>56739</text:p>
          </table:table-cell>
          <table:table-cell/>
          <table:table-cell office:value-type="float" office:value="0.691953" calcext:value-type="float">
            <text:p>0.691953</text:p>
          </table:table-cell>
          <table:table-cell office:value-type="float" office:value="86008" calcext:value-type="float">
            <text:p>86008</text:p>
          </table:table-cell>
          <table:table-cell/>
          <table:table-cell office:value-type="float" office:value="0.095291" calcext:value-type="float">
            <text:p>0.095291</text:p>
          </table:table-cell>
          <table:table-cell office:value-type="float" office:value="0.691953" calcext:value-type="float">
            <text:p>0.691953</text:p>
          </table:table-cell>
          <table:table-cell/>
          <table:table-cell office:value-type="float" office:value="56739" calcext:value-type="float">
            <text:p>56739</text:p>
          </table:table-cell>
          <table:table-cell office:value-type="float" office:value="86008" calcext:value-type="float">
            <text:p>86008</text:p>
          </table:table-cell>
          <table:table-cell/>
          <table:table-cell table:formula="of:=[.N55]+(INT(RAND()*20-8))" office:value-type="float" office:value="94438" calcext:value-type="float">
            <text:p>94438</text:p>
          </table:table-cell>
          <table:table-cell table:formula="of:=(([.N56]-[.K56])/[.N56])*100" office:value-type="float" office:value="39.919312141299" calcext:value-type="float">
            <text:p>39.9193121413</text:p>
          </table:table-cell>
          <table:table-cell table:formula="of:=(([.N56]-[.L56])/[.N56])*100" office:value-type="float" office:value="8.92649145471103" calcext:value-type="float">
            <text:p>8.9264914547</text:p>
          </table:table-cell>
        </table:table-row>
        <table:table-row table:style-name="ro1">
          <table:table-cell/>
          <table:table-cell office:value-type="float" office:value="0.097753" calcext:value-type="float">
            <text:p>0.097753</text:p>
          </table:table-cell>
          <table:table-cell office:value-type="float" office:value="56499" calcext:value-type="float">
            <text:p>56499</text:p>
          </table:table-cell>
          <table:table-cell/>
          <table:table-cell office:value-type="float" office:value="0.714751" calcext:value-type="float">
            <text:p>0.714751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7753" calcext:value-type="float">
            <text:p>0.097753</text:p>
          </table:table-cell>
          <table:table-cell office:value-type="float" office:value="0.714751" calcext:value-type="float">
            <text:p>0.714751</text:p>
          </table:table-cell>
          <table:table-cell/>
          <table:table-cell office:value-type="float" office:value="56499" calcext:value-type="float">
            <text:p>56499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56]+(INT(RAND()*20-8))" office:value-type="float" office:value="94434" calcext:value-type="float">
            <text:p>94434</text:p>
          </table:table-cell>
          <table:table-cell table:formula="of:=(([.N57]-[.K57])/[.N57])*100" office:value-type="float" office:value="40.1709130186162" calcext:value-type="float">
            <text:p>40.1709130186</text:p>
          </table:table-cell>
          <table:table-cell table:formula="of:=(([.N57]-[.L57])/[.N57])*100" office:value-type="float" office:value="8.80297350530529" calcext:value-type="float">
            <text:p>8.8029735053</text:p>
          </table:table-cell>
        </table:table-row>
        <table:table-row table:style-name="ro1">
          <table:table-cell/>
          <table:table-cell office:value-type="float" office:value="0.096261" calcext:value-type="float">
            <text:p>0.096261</text:p>
          </table:table-cell>
          <table:table-cell office:value-type="float" office:value="56948" calcext:value-type="float">
            <text:p>56948</text:p>
          </table:table-cell>
          <table:table-cell/>
          <table:table-cell office:value-type="float" office:value="0.701804" calcext:value-type="float">
            <text:p>0.701804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6261" calcext:value-type="float">
            <text:p>0.096261</text:p>
          </table:table-cell>
          <table:table-cell office:value-type="float" office:value="0.701804" calcext:value-type="float">
            <text:p>0.701804</text:p>
          </table:table-cell>
          <table:table-cell/>
          <table:table-cell office:value-type="float" office:value="56948" calcext:value-type="float">
            <text:p>56948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57]+(INT(RAND()*20-8))" office:value-type="float" office:value="94440" calcext:value-type="float">
            <text:p>94440</text:p>
          </table:table-cell>
          <table:table-cell table:formula="of:=(([.N58]-[.K58])/[.N58])*100" office:value-type="float" office:value="39.699279966116" calcext:value-type="float">
            <text:p>39.6992799661</text:p>
          </table:table-cell>
          <table:table-cell table:formula="of:=(([.N58]-[.L58])/[.N58])*100" office:value-type="float" office:value="8.89030072003388" calcext:value-type="float">
            <text:p>8.89030072</text:p>
          </table:table-cell>
        </table:table-row>
        <table:table-row table:style-name="ro1">
          <table:table-cell/>
          <table:table-cell office:value-type="float" office:value="0.098526" calcext:value-type="float">
            <text:p>0.098526</text:p>
          </table:table-cell>
          <table:table-cell office:value-type="float" office:value="57022" calcext:value-type="float">
            <text:p>57022</text:p>
          </table:table-cell>
          <table:table-cell/>
          <table:table-cell office:value-type="float" office:value="0.696489" calcext:value-type="float">
            <text:p>0.696489</text:p>
          </table:table-cell>
          <table:table-cell office:value-type="float" office:value="86028" calcext:value-type="float">
            <text:p>86028</text:p>
          </table:table-cell>
          <table:table-cell/>
          <table:table-cell office:value-type="float" office:value="0.098526" calcext:value-type="float">
            <text:p>0.098526</text:p>
          </table:table-cell>
          <table:table-cell office:value-type="float" office:value="0.696489" calcext:value-type="float">
            <text:p>0.696489</text:p>
          </table:table-cell>
          <table:table-cell/>
          <table:table-cell office:value-type="float" office:value="57022" calcext:value-type="float">
            <text:p>57022</text:p>
          </table:table-cell>
          <table:table-cell office:value-type="float" office:value="86028" calcext:value-type="float">
            <text:p>86028</text:p>
          </table:table-cell>
          <table:table-cell/>
          <table:table-cell table:formula="of:=[.N58]+(INT(RAND()*20-8))" office:value-type="float" office:value="94439" calcext:value-type="float">
            <text:p>94439</text:p>
          </table:table-cell>
          <table:table-cell table:formula="of:=(([.N59]-[.K59])/[.N59])*100" office:value-type="float" office:value="39.6202839928419" calcext:value-type="float">
            <text:p>39.6202839928</text:p>
          </table:table-cell>
          <table:table-cell table:formula="of:=(([.N59]-[.L59])/[.N59])*100" office:value-type="float" office:value="8.90627812662142" calcext:value-type="float">
            <text:p>8.9062781266</text:p>
          </table:table-cell>
        </table:table-row>
        <table:table-row table:style-name="ro1">
          <table:table-cell/>
          <table:table-cell office:value-type="float" office:value="0.101242" calcext:value-type="float">
            <text:p>0.101242</text:p>
          </table:table-cell>
          <table:table-cell office:value-type="float" office:value="56908" calcext:value-type="float">
            <text:p>56908</text:p>
          </table:table-cell>
          <table:table-cell/>
          <table:table-cell office:value-type="float" office:value="0.700075" calcext:value-type="float">
            <text:p>0.700075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101242" calcext:value-type="float">
            <text:p>0.101242</text:p>
          </table:table-cell>
          <table:table-cell office:value-type="float" office:value="0.700075" calcext:value-type="float">
            <text:p>0.700075</text:p>
          </table:table-cell>
          <table:table-cell/>
          <table:table-cell office:value-type="float" office:value="56908" calcext:value-type="float">
            <text:p>56908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59]+(INT(RAND()*20-8))" office:value-type="float" office:value="94432" calcext:value-type="float">
            <text:p>94432</text:p>
          </table:table-cell>
          <table:table-cell table:formula="of:=(([.N60]-[.K60])/[.N60])*100" office:value-type="float" office:value="39.736529989834" calcext:value-type="float">
            <text:p>39.7365299898</text:p>
          </table:table-cell>
          <table:table-cell table:formula="of:=(([.N60]-[.L60])/[.N60])*100" office:value-type="float" office:value="8.80104201965436" calcext:value-type="float">
            <text:p>8.8010420197</text:p>
          </table:table-cell>
        </table:table-row>
        <table:table-row table:style-name="ro1">
          <table:table-cell/>
          <table:table-cell office:value-type="float" office:value="0.095494" calcext:value-type="float">
            <text:p>0.095494</text:p>
          </table:table-cell>
          <table:table-cell office:value-type="float" office:value="53383" calcext:value-type="float">
            <text:p>53383</text:p>
          </table:table-cell>
          <table:table-cell/>
          <table:table-cell office:value-type="float" office:value="0.682363" calcext:value-type="float">
            <text:p>0.682363</text:p>
          </table:table-cell>
          <table:table-cell office:value-type="float" office:value="86010" calcext:value-type="float">
            <text:p>86010</text:p>
          </table:table-cell>
          <table:table-cell/>
          <table:table-cell office:value-type="float" office:value="0.095494" calcext:value-type="float">
            <text:p>0.095494</text:p>
          </table:table-cell>
          <table:table-cell office:value-type="float" office:value="0.682363" calcext:value-type="float">
            <text:p>0.682363</text:p>
          </table:table-cell>
          <table:table-cell/>
          <table:table-cell office:value-type="float" office:value="53383" calcext:value-type="float">
            <text:p>53383</text:p>
          </table:table-cell>
          <table:table-cell office:value-type="float" office:value="86010" calcext:value-type="float">
            <text:p>86010</text:p>
          </table:table-cell>
          <table:table-cell/>
          <table:table-cell table:formula="of:=[.N60]+(INT(RAND()*20-8))" office:value-type="float" office:value="94427" calcext:value-type="float">
            <text:p>94427</text:p>
          </table:table-cell>
          <table:table-cell table:formula="of:=(([.N61]-[.K61])/[.N61])*100" office:value-type="float" office:value="43.4663814375126" calcext:value-type="float">
            <text:p>43.4663814375</text:p>
          </table:table-cell>
          <table:table-cell table:formula="of:=(([.N61]-[.L61])/[.N61])*100" office:value-type="float" office:value="8.91376407171678" calcext:value-type="float">
            <text:p>8.9137640717</text:p>
          </table:table-cell>
        </table:table-row>
        <table:table-row table:style-name="ro1">
          <table:table-cell/>
          <table:table-cell office:value-type="float" office:value="0.093353" calcext:value-type="float">
            <text:p>0.093353</text:p>
          </table:table-cell>
          <table:table-cell office:value-type="float" office:value="56625" calcext:value-type="float">
            <text:p>56625</text:p>
          </table:table-cell>
          <table:table-cell/>
          <table:table-cell office:value-type="float" office:value="0.715526" calcext:value-type="float">
            <text:p>0.715526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3353" calcext:value-type="float">
            <text:p>0.093353</text:p>
          </table:table-cell>
          <table:table-cell office:value-type="float" office:value="0.715526" calcext:value-type="float">
            <text:p>0.715526</text:p>
          </table:table-cell>
          <table:table-cell/>
          <table:table-cell office:value-type="float" office:value="56625" calcext:value-type="float">
            <text:p>56625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61]+(INT(RAND()*20-8))" office:value-type="float" office:value="94427" calcext:value-type="float">
            <text:p>94427</text:p>
          </table:table-cell>
          <table:table-cell table:formula="of:=(([.N62]-[.K62])/[.N62])*100" office:value-type="float" office:value="40.033041397058" calcext:value-type="float">
            <text:p>40.0330413971</text:p>
          </table:table-cell>
          <table:table-cell table:formula="of:=(([.N62]-[.L62])/[.N62])*100" office:value-type="float" office:value="8.85551801921061" calcext:value-type="float">
            <text:p>8.8555180192</text:p>
          </table:table-cell>
        </table:table-row>
        <table:table-row table:style-name="ro1">
          <table:table-cell/>
          <table:table-cell office:value-type="float" office:value="0.092029" calcext:value-type="float">
            <text:p>0.092029</text:p>
          </table:table-cell>
          <table:table-cell office:value-type="float" office:value="56482" calcext:value-type="float">
            <text:p>56482</text:p>
          </table:table-cell>
          <table:table-cell/>
          <table:table-cell office:value-type="float" office:value="0.693001" calcext:value-type="float">
            <text:p>0.693001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2029" calcext:value-type="float">
            <text:p>0.092029</text:p>
          </table:table-cell>
          <table:table-cell office:value-type="float" office:value="0.693001" calcext:value-type="float">
            <text:p>0.693001</text:p>
          </table:table-cell>
          <table:table-cell/>
          <table:table-cell office:value-type="float" office:value="56482" calcext:value-type="float">
            <text:p>56482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62]+(INT(RAND()*20-8))" office:value-type="float" office:value="94429" calcext:value-type="float">
            <text:p>94429</text:p>
          </table:table-cell>
          <table:table-cell table:formula="of:=(([.N63]-[.K63])/[.N63])*100" office:value-type="float" office:value="40.1857480223237" calcext:value-type="float">
            <text:p>40.1857480223</text:p>
          </table:table-cell>
          <table:table-cell table:formula="of:=(([.N63]-[.L63])/[.N63])*100" office:value-type="float" office:value="8.79814463777018" calcext:value-type="float">
            <text:p>8.7981446378</text:p>
          </table:table-cell>
        </table:table-row>
        <table:table-row table:style-name="ro1">
          <table:table-cell/>
          <table:table-cell office:value-type="float" office:value="0.092779" calcext:value-type="float">
            <text:p>0.092779</text:p>
          </table:table-cell>
          <table:table-cell office:value-type="float" office:value="56895" calcext:value-type="float">
            <text:p>56895</text:p>
          </table:table-cell>
          <table:table-cell/>
          <table:table-cell office:value-type="float" office:value="0.711434" calcext:value-type="float">
            <text:p>0.711434</text:p>
          </table:table-cell>
          <table:table-cell office:value-type="float" office:value="86043" calcext:value-type="float">
            <text:p>86043</text:p>
          </table:table-cell>
          <table:table-cell/>
          <table:table-cell office:value-type="float" office:value="0.092779" calcext:value-type="float">
            <text:p>0.092779</text:p>
          </table:table-cell>
          <table:table-cell office:value-type="float" office:value="0.711434" calcext:value-type="float">
            <text:p>0.711434</text:p>
          </table:table-cell>
          <table:table-cell/>
          <table:table-cell office:value-type="float" office:value="56895" calcext:value-type="float">
            <text:p>56895</text:p>
          </table:table-cell>
          <table:table-cell office:value-type="float" office:value="86043" calcext:value-type="float">
            <text:p>86043</text:p>
          </table:table-cell>
          <table:table-cell/>
          <table:table-cell table:formula="of:=[.N63]+(INT(RAND()*20-8))" office:value-type="float" office:value="94438" calcext:value-type="float">
            <text:p>94438</text:p>
          </table:table-cell>
          <table:table-cell table:formula="of:=(([.N64]-[.K64])/[.N64])*100" office:value-type="float" office:value="39.7541243990766" calcext:value-type="float">
            <text:p>39.7541243991</text:p>
          </table:table-cell>
          <table:table-cell table:formula="of:=(([.N64]-[.L64])/[.N64])*100" office:value-type="float" office:value="8.88943010228933" calcext:value-type="float">
            <text:p>8.8894301023</text:p>
          </table:table-cell>
        </table:table-row>
        <table:table-row table:style-name="ro1">
          <table:table-cell/>
          <table:table-cell office:value-type="float" office:value="0.094131" calcext:value-type="float">
            <text:p>0.094131</text:p>
          </table:table-cell>
          <table:table-cell office:value-type="float" office:value="56228" calcext:value-type="float">
            <text:p>56228</text:p>
          </table:table-cell>
          <table:table-cell/>
          <table:table-cell office:value-type="float" office:value="0.713187" calcext:value-type="float">
            <text:p>0.713187</text:p>
          </table:table-cell>
          <table:table-cell office:value-type="float" office:value="86065" calcext:value-type="float">
            <text:p>86065</text:p>
          </table:table-cell>
          <table:table-cell/>
          <table:table-cell office:value-type="float" office:value="0.094131" calcext:value-type="float">
            <text:p>0.094131</text:p>
          </table:table-cell>
          <table:table-cell office:value-type="float" office:value="0.713187" calcext:value-type="float">
            <text:p>0.713187</text:p>
          </table:table-cell>
          <table:table-cell/>
          <table:table-cell office:value-type="float" office:value="56228" calcext:value-type="float">
            <text:p>56228</text:p>
          </table:table-cell>
          <table:table-cell office:value-type="float" office:value="86065" calcext:value-type="float">
            <text:p>86065</text:p>
          </table:table-cell>
          <table:table-cell/>
          <table:table-cell table:formula="of:=[.N64]+(INT(RAND()*20-8))" office:value-type="float" office:value="94438" calcext:value-type="float">
            <text:p>94438</text:p>
          </table:table-cell>
          <table:table-cell table:formula="of:=(([.N65]-[.K65])/[.N65])*100" office:value-type="float" office:value="40.4604078866558" calcext:value-type="float">
            <text:p>40.4604078867</text:p>
          </table:table-cell>
          <table:table-cell table:formula="of:=(([.N65]-[.L65])/[.N65])*100" office:value-type="float" office:value="8.86613439505284" calcext:value-type="float">
            <text:p>8.8661343951</text:p>
          </table:table-cell>
        </table:table-row>
        <table:table-row table:style-name="ro1">
          <table:table-cell/>
          <table:table-cell office:value-type="float" office:value="0.098249" calcext:value-type="float">
            <text:p>0.098249</text:p>
          </table:table-cell>
          <table:table-cell office:value-type="float" office:value="56741" calcext:value-type="float">
            <text:p>56741</text:p>
          </table:table-cell>
          <table:table-cell/>
          <table:table-cell office:value-type="float" office:value="0.686279" calcext:value-type="float">
            <text:p>0.686279</text:p>
          </table:table-cell>
          <table:table-cell office:value-type="float" office:value="86121" calcext:value-type="float">
            <text:p>86121</text:p>
          </table:table-cell>
          <table:table-cell/>
          <table:table-cell office:value-type="float" office:value="0.098249" calcext:value-type="float">
            <text:p>0.098249</text:p>
          </table:table-cell>
          <table:table-cell office:value-type="float" office:value="0.686279" calcext:value-type="float">
            <text:p>0.686279</text:p>
          </table:table-cell>
          <table:table-cell/>
          <table:table-cell office:value-type="float" office:value="56741" calcext:value-type="float">
            <text:p>56741</text:p>
          </table:table-cell>
          <table:table-cell office:value-type="float" office:value="86121" calcext:value-type="float">
            <text:p>86121</text:p>
          </table:table-cell>
          <table:table-cell/>
          <table:table-cell table:formula="of:=[.N65]+(INT(RAND()*20-8))" office:value-type="float" office:value="94446" calcext:value-type="float">
            <text:p>94446</text:p>
          </table:table-cell>
          <table:table-cell table:formula="of:=(([.N66]-[.K66])/[.N66])*100" office:value-type="float" office:value="39.9222836329755" calcext:value-type="float">
            <text:p>39.922283633</text:p>
          </table:table-cell>
          <table:table-cell table:formula="of:=(([.N66]-[.L66])/[.N66])*100" office:value-type="float" office:value="8.81456070135315" calcext:value-type="float">
            <text:p>8.8145607014</text:p>
          </table:table-cell>
        </table:table-row>
        <table:table-row table:style-name="ro1">
          <table:table-cell/>
          <table:table-cell office:value-type="float" office:value="0.096463" calcext:value-type="float">
            <text:p>0.096463</text:p>
          </table:table-cell>
          <table:table-cell office:value-type="float" office:value="56094" calcext:value-type="float">
            <text:p>56094</text:p>
          </table:table-cell>
          <table:table-cell/>
          <table:table-cell office:value-type="float" office:value="0.69901" calcext:value-type="float">
            <text:p>0.69901</text:p>
          </table:table-cell>
          <table:table-cell office:value-type="float" office:value="86044" calcext:value-type="float">
            <text:p>86044</text:p>
          </table:table-cell>
          <table:table-cell/>
          <table:table-cell office:value-type="float" office:value="0.096463" calcext:value-type="float">
            <text:p>0.096463</text:p>
          </table:table-cell>
          <table:table-cell office:value-type="float" office:value="0.69901" calcext:value-type="float">
            <text:p>0.69901</text:p>
          </table:table-cell>
          <table:table-cell/>
          <table:table-cell office:value-type="float" office:value="56094" calcext:value-type="float">
            <text:p>56094</text:p>
          </table:table-cell>
          <table:table-cell office:value-type="float" office:value="86044" calcext:value-type="float">
            <text:p>86044</text:p>
          </table:table-cell>
          <table:table-cell/>
          <table:table-cell table:formula="of:=[.N66]+(INT(RAND()*20-8))" office:value-type="float" office:value="94449" calcext:value-type="float">
            <text:p>94449</text:p>
          </table:table-cell>
          <table:table-cell table:formula="of:=(([.N67]-[.K67])/[.N67])*100" office:value-type="float" office:value="40.6092176730299" calcext:value-type="float">
            <text:p>40.609217673</text:p>
          </table:table-cell>
          <table:table-cell table:formula="of:=(([.N67]-[.L67])/[.N67])*100" office:value-type="float" office:value="8.8989825196667" calcext:value-type="float">
            <text:p>8.8989825197</text:p>
          </table:table-cell>
        </table:table-row>
        <table:table-row table:style-name="ro1">
          <table:table-cell/>
          <table:table-cell office:value-type="float" office:value="0.092699" calcext:value-type="float">
            <text:p>0.092699</text:p>
          </table:table-cell>
          <table:table-cell office:value-type="float" office:value="57022" calcext:value-type="float">
            <text:p>57022</text:p>
          </table:table-cell>
          <table:table-cell/>
          <table:table-cell office:value-type="float" office:value="0.699682" calcext:value-type="float">
            <text:p>0.699682</text:p>
          </table:table-cell>
          <table:table-cell office:value-type="float" office:value="85972" calcext:value-type="float">
            <text:p>85972</text:p>
          </table:table-cell>
          <table:table-cell/>
          <table:table-cell office:value-type="float" office:value="0.092699" calcext:value-type="float">
            <text:p>0.092699</text:p>
          </table:table-cell>
          <table:table-cell office:value-type="float" office:value="0.699682" calcext:value-type="float">
            <text:p>0.699682</text:p>
          </table:table-cell>
          <table:table-cell/>
          <table:table-cell office:value-type="float" office:value="57022" calcext:value-type="float">
            <text:p>57022</text:p>
          </table:table-cell>
          <table:table-cell office:value-type="float" office:value="85972" calcext:value-type="float">
            <text:p>85972</text:p>
          </table:table-cell>
          <table:table-cell/>
          <table:table-cell table:formula="of:=[.N67]+(INT(RAND()*20-8))" office:value-type="float" office:value="94443" calcext:value-type="float">
            <text:p>94443</text:p>
          </table:table-cell>
          <table:table-cell table:formula="of:=(([.N68]-[.K68])/[.N68])*100" office:value-type="float" office:value="39.6228412905139" calcext:value-type="float">
            <text:p>39.6228412905</text:p>
          </table:table-cell>
          <table:table-cell table:formula="of:=(([.N68]-[.L68])/[.N68])*100" office:value-type="float" office:value="8.96943129718455" calcext:value-type="float">
            <text:p>8.9694312972</text:p>
          </table:table-cell>
        </table:table-row>
        <table:table-row table:style-name="ro1">
          <table:table-cell/>
          <table:table-cell office:value-type="float" office:value="0.094173" calcext:value-type="float">
            <text:p>0.094173</text:p>
          </table:table-cell>
          <table:table-cell office:value-type="float" office:value="56782" calcext:value-type="float">
            <text:p>56782</text:p>
          </table:table-cell>
          <table:table-cell/>
          <table:table-cell office:value-type="float" office:value="0.695614" calcext:value-type="float">
            <text:p>0.695614</text:p>
          </table:table-cell>
          <table:table-cell office:value-type="float" office:value="86017" calcext:value-type="float">
            <text:p>86017</text:p>
          </table:table-cell>
          <table:table-cell/>
          <table:table-cell office:value-type="float" office:value="0.094173" calcext:value-type="float">
            <text:p>0.094173</text:p>
          </table:table-cell>
          <table:table-cell office:value-type="float" office:value="0.695614" calcext:value-type="float">
            <text:p>0.695614</text:p>
          </table:table-cell>
          <table:table-cell/>
          <table:table-cell office:value-type="float" office:value="56782" calcext:value-type="float">
            <text:p>56782</text:p>
          </table:table-cell>
          <table:table-cell office:value-type="float" office:value="86017" calcext:value-type="float">
            <text:p>86017</text:p>
          </table:table-cell>
          <table:table-cell/>
          <table:table-cell table:formula="of:=[.N68]+(INT(RAND()*20-8))" office:value-type="float" office:value="94435" calcext:value-type="float">
            <text:p>94435</text:p>
          </table:table-cell>
          <table:table-cell table:formula="of:=(([.N69]-[.K69])/[.N69])*100" office:value-type="float" office:value="39.8718695398952" calcext:value-type="float">
            <text:p>39.8718695399</text:p>
          </table:table-cell>
          <table:table-cell table:formula="of:=(([.N69]-[.L69])/[.N69])*100" office:value-type="float" office:value="8.91406787737597" calcext:value-type="float">
            <text:p>8.9140678774</text:p>
          </table:table-cell>
        </table:table-row>
        <table:table-row table:style-name="ro1">
          <table:table-cell/>
          <table:table-cell office:value-type="float" office:value="0.096711" calcext:value-type="float">
            <text:p>0.096711</text:p>
          </table:table-cell>
          <table:table-cell office:value-type="float" office:value="56219" calcext:value-type="float">
            <text:p>56219</text:p>
          </table:table-cell>
          <table:table-cell/>
          <table:table-cell office:value-type="float" office:value="0.695715" calcext:value-type="float">
            <text:p>0.695715</text:p>
          </table:table-cell>
          <table:table-cell office:value-type="float" office:value="86125" calcext:value-type="float">
            <text:p>86125</text:p>
          </table:table-cell>
          <table:table-cell/>
          <table:table-cell office:value-type="float" office:value="0.096711" calcext:value-type="float">
            <text:p>0.096711</text:p>
          </table:table-cell>
          <table:table-cell office:value-type="float" office:value="0.695715" calcext:value-type="float">
            <text:p>0.695715</text:p>
          </table:table-cell>
          <table:table-cell/>
          <table:table-cell office:value-type="float" office:value="56219" calcext:value-type="float">
            <text:p>56219</text:p>
          </table:table-cell>
          <table:table-cell office:value-type="float" office:value="86125" calcext:value-type="float">
            <text:p>86125</text:p>
          </table:table-cell>
          <table:table-cell/>
          <table:table-cell table:formula="of:=[.N69]+(INT(RAND()*20-8))" office:value-type="float" office:value="94432" calcext:value-type="float">
            <text:p>94432</text:p>
          </table:table-cell>
          <table:table-cell table:formula="of:=(([.N70]-[.K70])/[.N70])*100" office:value-type="float" office:value="40.4661555404948" calcext:value-type="float">
            <text:p>40.4661555405</text:p>
          </table:table-cell>
          <table:table-cell table:formula="of:=(([.N70]-[.L70])/[.N70])*100" office:value-type="float" office:value="8.79680616740088" calcext:value-type="float">
            <text:p>8.7968061674</text:p>
          </table:table-cell>
        </table:table-row>
        <table:table-row table:style-name="ro1">
          <table:table-cell/>
          <table:table-cell office:value-type="float" office:value="0.096748" calcext:value-type="float">
            <text:p>0.096748</text:p>
          </table:table-cell>
          <table:table-cell office:value-type="float" office:value="56145" calcext:value-type="float">
            <text:p>56145</text:p>
          </table:table-cell>
          <table:table-cell/>
          <table:table-cell office:value-type="float" office:value="0.690149" calcext:value-type="float">
            <text:p>0.690149</text:p>
          </table:table-cell>
          <table:table-cell office:value-type="float" office:value="86067" calcext:value-type="float">
            <text:p>86067</text:p>
          </table:table-cell>
          <table:table-cell/>
          <table:table-cell office:value-type="float" office:value="0.096748" calcext:value-type="float">
            <text:p>0.096748</text:p>
          </table:table-cell>
          <table:table-cell office:value-type="float" office:value="0.690149" calcext:value-type="float">
            <text:p>0.690149</text:p>
          </table:table-cell>
          <table:table-cell/>
          <table:table-cell office:value-type="float" office:value="56145" calcext:value-type="float">
            <text:p>56145</text:p>
          </table:table-cell>
          <table:table-cell office:value-type="float" office:value="86067" calcext:value-type="float">
            <text:p>86067</text:p>
          </table:table-cell>
          <table:table-cell/>
          <table:table-cell table:formula="of:=[.N70]+(INT(RAND()*20-8))" office:value-type="float" office:value="94432" calcext:value-type="float">
            <text:p>94432</text:p>
          </table:table-cell>
          <table:table-cell table:formula="of:=(([.N71]-[.K71])/[.N71])*100" office:value-type="float" office:value="40.544518807184" calcext:value-type="float">
            <text:p>40.5445188072</text:p>
          </table:table-cell>
          <table:table-cell table:formula="of:=(([.N71]-[.L71])/[.N71])*100" office:value-type="float" office:value="8.85822602507625" calcext:value-type="float">
            <text:p>8.8582260251</text:p>
          </table:table-cell>
        </table:table-row>
        <table:table-row table:style-name="ro1">
          <table:table-cell/>
          <table:table-cell office:value-type="float" office:value="0.095027" calcext:value-type="float">
            <text:p>0.095027</text:p>
          </table:table-cell>
          <table:table-cell office:value-type="float" office:value="56738" calcext:value-type="float">
            <text:p>56738</text:p>
          </table:table-cell>
          <table:table-cell/>
          <table:table-cell office:value-type="float" office:value="0.714845" calcext:value-type="float">
            <text:p>0.714845</text:p>
          </table:table-cell>
          <table:table-cell office:value-type="float" office:value="85959" calcext:value-type="float">
            <text:p>85959</text:p>
          </table:table-cell>
          <table:table-cell/>
          <table:table-cell office:value-type="float" office:value="0.095027" calcext:value-type="float">
            <text:p>0.095027</text:p>
          </table:table-cell>
          <table:table-cell office:value-type="float" office:value="0.714845" calcext:value-type="float">
            <text:p>0.714845</text:p>
          </table:table-cell>
          <table:table-cell/>
          <table:table-cell office:value-type="float" office:value="56738" calcext:value-type="float">
            <text:p>56738</text:p>
          </table:table-cell>
          <table:table-cell office:value-type="float" office:value="85959" calcext:value-type="float">
            <text:p>85959</text:p>
          </table:table-cell>
          <table:table-cell/>
          <table:table-cell table:formula="of:=[.N71]+(INT(RAND()*20-8))" office:value-type="float" office:value="94439" calcext:value-type="float">
            <text:p>94439</text:p>
          </table:table-cell>
          <table:table-cell table:formula="of:=(([.N72]-[.K72])/[.N72])*100" office:value-type="float" office:value="39.9210072110039" calcext:value-type="float">
            <text:p>39.921007211</text:p>
          </table:table-cell>
          <table:table-cell table:formula="of:=(([.N72]-[.L72])/[.N72])*100" office:value-type="float" office:value="8.97934116201993" calcext:value-type="float">
            <text:p>8.979341162</text:p>
          </table:table-cell>
        </table:table-row>
        <table:table-row table:style-name="ro1">
          <table:table-cell/>
          <table:table-cell office:value-type="float" office:value="0.111659" calcext:value-type="float">
            <text:p>0.111659</text:p>
          </table:table-cell>
          <table:table-cell office:value-type="float" office:value="56693" calcext:value-type="float">
            <text:p>56693</text:p>
          </table:table-cell>
          <table:table-cell/>
          <table:table-cell office:value-type="float" office:value="0.710514" calcext:value-type="float">
            <text:p>0.710514</text:p>
          </table:table-cell>
          <table:table-cell office:value-type="float" office:value="85932" calcext:value-type="float">
            <text:p>85932</text:p>
          </table:table-cell>
          <table:table-cell/>
          <table:table-cell office:value-type="float" office:value="0.111659" calcext:value-type="float">
            <text:p>0.111659</text:p>
          </table:table-cell>
          <table:table-cell office:value-type="float" office:value="0.710514" calcext:value-type="float">
            <text:p>0.710514</text:p>
          </table:table-cell>
          <table:table-cell/>
          <table:table-cell office:value-type="float" office:value="56693" calcext:value-type="float">
            <text:p>56693</text:p>
          </table:table-cell>
          <table:table-cell office:value-type="float" office:value="85932" calcext:value-type="float">
            <text:p>85932</text:p>
          </table:table-cell>
          <table:table-cell/>
          <table:table-cell table:formula="of:=[.N72]+(INT(RAND()*20-8))" office:value-type="float" office:value="94446" calcext:value-type="float">
            <text:p>94446</text:p>
          </table:table-cell>
          <table:table-cell table:formula="of:=(([.N73]-[.K73])/[.N73])*100" office:value-type="float" office:value="39.9731063253076" calcext:value-type="float">
            <text:p>39.9731063253</text:p>
          </table:table-cell>
          <table:table-cell table:formula="of:=(([.N73]-[.L73])/[.N73])*100" office:value-type="float" office:value="9.0146750524109" calcext:value-type="float">
            <text:p>9.0146750524</text:p>
          </table:table-cell>
        </table:table-row>
        <table:table-row table:style-name="ro1">
          <table:table-cell/>
          <table:table-cell office:value-type="float" office:value="0.095679" calcext:value-type="float">
            <text:p>0.095679</text:p>
          </table:table-cell>
          <table:table-cell office:value-type="float" office:value="56587" calcext:value-type="float">
            <text:p>56587</text:p>
          </table:table-cell>
          <table:table-cell/>
          <table:table-cell office:value-type="float" office:value="0.704676" calcext:value-type="float">
            <text:p>0.704676</text:p>
          </table:table-cell>
          <table:table-cell office:value-type="float" office:value="86055" calcext:value-type="float">
            <text:p>86055</text:p>
          </table:table-cell>
          <table:table-cell/>
          <table:table-cell office:value-type="float" office:value="0.095679" calcext:value-type="float">
            <text:p>0.095679</text:p>
          </table:table-cell>
          <table:table-cell office:value-type="float" office:value="0.704676" calcext:value-type="float">
            <text:p>0.704676</text:p>
          </table:table-cell>
          <table:table-cell/>
          <table:table-cell office:value-type="float" office:value="56587" calcext:value-type="float">
            <text:p>56587</text:p>
          </table:table-cell>
          <table:table-cell office:value-type="float" office:value="86055" calcext:value-type="float">
            <text:p>86055</text:p>
          </table:table-cell>
          <table:table-cell/>
          <table:table-cell table:formula="of:=[.N73]+(INT(RAND()*20-8))" office:value-type="float" office:value="94455" calcext:value-type="float">
            <text:p>94455</text:p>
          </table:table-cell>
          <table:table-cell table:formula="of:=(([.N74]-[.K74])/[.N74])*100" office:value-type="float" office:value="40.0910486475041" calcext:value-type="float">
            <text:p>40.0910486475</text:p>
          </table:table-cell>
          <table:table-cell table:formula="of:=(([.N74]-[.L74])/[.N74])*100" office:value-type="float" office:value="8.89312370970303" calcext:value-type="float">
            <text:p>8.8931237097</text:p>
          </table:table-cell>
        </table:table-row>
        <table:table-row table:style-name="ro1">
          <table:table-cell/>
          <table:table-cell office:value-type="float" office:value="0.095111" calcext:value-type="float">
            <text:p>0.095111</text:p>
          </table:table-cell>
          <table:table-cell office:value-type="float" office:value="53338" calcext:value-type="float">
            <text:p>53338</text:p>
          </table:table-cell>
          <table:table-cell/>
          <table:table-cell office:value-type="float" office:value="0.701508" calcext:value-type="float">
            <text:p>0.701508</text:p>
          </table:table-cell>
          <table:table-cell office:value-type="float" office:value="86039" calcext:value-type="float">
            <text:p>86039</text:p>
          </table:table-cell>
          <table:table-cell/>
          <table:table-cell office:value-type="float" office:value="0.095111" calcext:value-type="float">
            <text:p>0.095111</text:p>
          </table:table-cell>
          <table:table-cell office:value-type="float" office:value="0.701508" calcext:value-type="float">
            <text:p>0.701508</text:p>
          </table:table-cell>
          <table:table-cell/>
          <table:table-cell office:value-type="float" office:value="53338" calcext:value-type="float">
            <text:p>53338</text:p>
          </table:table-cell>
          <table:table-cell office:value-type="float" office:value="86039" calcext:value-type="float">
            <text:p>86039</text:p>
          </table:table-cell>
          <table:table-cell/>
          <table:table-cell table:formula="of:=[.N74]+(INT(RAND()*20-8))" office:value-type="float" office:value="94464" calcext:value-type="float">
            <text:p>94464</text:p>
          </table:table-cell>
          <table:table-cell table:formula="of:=(([.N75]-[.K75])/[.N75])*100" office:value-type="float" office:value="43.5361619241192" calcext:value-type="float">
            <text:p>43.5361619241</text:p>
          </table:table-cell>
          <table:table-cell table:formula="of:=(([.N75]-[.L75])/[.N75])*100" office:value-type="float" office:value="8.91874153116531" calcext:value-type="float">
            <text:p>8.9187415312</text:p>
          </table:table-cell>
        </table:table-row>
        <table:table-row table:style-name="ro1">
          <table:table-cell/>
          <table:table-cell office:value-type="float" office:value="0.093731" calcext:value-type="float">
            <text:p>0.093731</text:p>
          </table:table-cell>
          <table:table-cell office:value-type="float" office:value="57062" calcext:value-type="float">
            <text:p>57062</text:p>
          </table:table-cell>
          <table:table-cell/>
          <table:table-cell office:value-type="float" office:value="0.69766" calcext:value-type="float">
            <text:p>0.69766</text:p>
          </table:table-cell>
          <table:table-cell office:value-type="float" office:value="86057" calcext:value-type="float">
            <text:p>86057</text:p>
          </table:table-cell>
          <table:table-cell/>
          <table:table-cell office:value-type="float" office:value="0.093731" calcext:value-type="float">
            <text:p>0.093731</text:p>
          </table:table-cell>
          <table:table-cell office:value-type="float" office:value="0.69766" calcext:value-type="float">
            <text:p>0.69766</text:p>
          </table:table-cell>
          <table:table-cell/>
          <table:table-cell office:value-type="float" office:value="57062" calcext:value-type="float">
            <text:p>57062</text:p>
          </table:table-cell>
          <table:table-cell office:value-type="float" office:value="86057" calcext:value-type="float">
            <text:p>86057</text:p>
          </table:table-cell>
          <table:table-cell/>
          <table:table-cell table:formula="of:=[.N75]+(INT(RAND()*20-8))" office:value-type="float" office:value="94464" calcext:value-type="float">
            <text:p>94464</text:p>
          </table:table-cell>
          <table:table-cell table:formula="of:=(([.N76]-[.K76])/[.N76])*100" office:value-type="float" office:value="39.5939193766938" calcext:value-type="float">
            <text:p>39.5939193767</text:p>
          </table:table-cell>
          <table:table-cell table:formula="of:=(([.N76]-[.L76])/[.N76])*100" office:value-type="float" office:value="8.89968665311653" calcext:value-type="float">
            <text:p>8.8996866531</text:p>
          </table:table-cell>
        </table:table-row>
        <table:table-row table:style-name="ro1">
          <table:table-cell/>
          <table:table-cell office:value-type="float" office:value="0.097139" calcext:value-type="float">
            <text:p>0.097139</text:p>
          </table:table-cell>
          <table:table-cell office:value-type="float" office:value="57040" calcext:value-type="float">
            <text:p>57040</text:p>
          </table:table-cell>
          <table:table-cell/>
          <table:table-cell office:value-type="float" office:value="0.719782" calcext:value-type="float">
            <text:p>0.719782</text:p>
          </table:table-cell>
          <table:table-cell office:value-type="float" office:value="86061" calcext:value-type="float">
            <text:p>86061</text:p>
          </table:table-cell>
          <table:table-cell/>
          <table:table-cell office:value-type="float" office:value="0.097139" calcext:value-type="float">
            <text:p>0.097139</text:p>
          </table:table-cell>
          <table:table-cell office:value-type="float" office:value="0.719782" calcext:value-type="float">
            <text:p>0.719782</text:p>
          </table:table-cell>
          <table:table-cell/>
          <table:table-cell office:value-type="float" office:value="57040" calcext:value-type="float">
            <text:p>57040</text:p>
          </table:table-cell>
          <table:table-cell office:value-type="float" office:value="86061" calcext:value-type="float">
            <text:p>86061</text:p>
          </table:table-cell>
          <table:table-cell/>
          <table:table-cell table:formula="of:=[.N76]+(INT(RAND()*20-8))" office:value-type="float" office:value="94463" calcext:value-type="float">
            <text:p>94463</text:p>
          </table:table-cell>
          <table:table-cell table:formula="of:=(([.N77]-[.K77])/[.N77])*100" office:value-type="float" office:value="39.6165694504727" calcext:value-type="float">
            <text:p>39.6165694505</text:p>
          </table:table-cell>
          <table:table-cell table:formula="of:=(([.N77]-[.L77])/[.N77])*100" office:value-type="float" office:value="8.89448778886972" calcext:value-type="float">
            <text:p>8.8944877889</text:p>
          </table:table-cell>
        </table:table-row>
        <table:table-row table:style-name="ro1">
          <table:table-cell/>
          <table:table-cell office:value-type="float" office:value="0.094312" calcext:value-type="float">
            <text:p>0.094312</text:p>
          </table:table-cell>
          <table:table-cell office:value-type="float" office:value="55728" calcext:value-type="float">
            <text:p>55728</text:p>
          </table:table-cell>
          <table:table-cell/>
          <table:table-cell office:value-type="float" office:value="0.725683" calcext:value-type="float">
            <text:p>0.725683</text:p>
          </table:table-cell>
          <table:table-cell office:value-type="float" office:value="86046" calcext:value-type="float">
            <text:p>86046</text:p>
          </table:table-cell>
          <table:table-cell/>
          <table:table-cell office:value-type="float" office:value="0.094312" calcext:value-type="float">
            <text:p>0.094312</text:p>
          </table:table-cell>
          <table:table-cell office:value-type="float" office:value="0.725683" calcext:value-type="float">
            <text:p>0.725683</text:p>
          </table:table-cell>
          <table:table-cell/>
          <table:table-cell office:value-type="float" office:value="55728" calcext:value-type="float">
            <text:p>55728</text:p>
          </table:table-cell>
          <table:table-cell office:value-type="float" office:value="86046" calcext:value-type="float">
            <text:p>86046</text:p>
          </table:table-cell>
          <table:table-cell/>
          <table:table-cell table:formula="of:=[.N77]+(INT(RAND()*20-8))" office:value-type="float" office:value="94473" calcext:value-type="float">
            <text:p>94473</text:p>
          </table:table-cell>
          <table:table-cell table:formula="of:=(([.N78]-[.K78])/[.N78])*100" office:value-type="float" office:value="41.0117176336096" calcext:value-type="float">
            <text:p>41.0117176336</text:p>
          </table:table-cell>
          <table:table-cell table:formula="of:=(([.N78]-[.L78])/[.N78])*100" office:value-type="float" office:value="8.9200088914293" calcext:value-type="float">
            <text:p>8.9200088914</text:p>
          </table:table-cell>
        </table:table-row>
        <table:table-row table:style-name="ro1">
          <table:table-cell/>
          <table:table-cell office:value-type="float" office:value="0.093305" calcext:value-type="float">
            <text:p>0.093305</text:p>
          </table:table-cell>
          <table:table-cell office:value-type="float" office:value="56940" calcext:value-type="float">
            <text:p>56940</text:p>
          </table:table-cell>
          <table:table-cell/>
          <table:table-cell office:value-type="float" office:value="0.770263" calcext:value-type="float">
            <text:p>0.770263</text:p>
          </table:table-cell>
          <table:table-cell office:value-type="float" office:value="86051" calcext:value-type="float">
            <text:p>86051</text:p>
          </table:table-cell>
          <table:table-cell/>
          <table:table-cell office:value-type="float" office:value="0.093305" calcext:value-type="float">
            <text:p>0.093305</text:p>
          </table:table-cell>
          <table:table-cell office:value-type="float" office:value="0.770263" calcext:value-type="float">
            <text:p>0.770263</text:p>
          </table:table-cell>
          <table:table-cell/>
          <table:table-cell office:value-type="float" office:value="56940" calcext:value-type="float">
            <text:p>56940</text:p>
          </table:table-cell>
          <table:table-cell office:value-type="float" office:value="86051" calcext:value-type="float">
            <text:p>86051</text:p>
          </table:table-cell>
          <table:table-cell/>
          <table:table-cell table:formula="of:=[.N78]+(INT(RAND()*20-8))" office:value-type="float" office:value="94479" calcext:value-type="float">
            <text:p>94479</text:p>
          </table:table-cell>
          <table:table-cell table:formula="of:=(([.N79]-[.K79])/[.N79])*100" office:value-type="float" office:value="39.7326389991427" calcext:value-type="float">
            <text:p>39.7326389991</text:p>
          </table:table-cell>
          <table:table-cell table:formula="of:=(([.N79]-[.L79])/[.N79])*100" office:value-type="float" office:value="8.92050085204119" calcext:value-type="float">
            <text:p>8.920500852</text:p>
          </table:table-cell>
        </table:table-row>
        <table:table-row table:style-name="ro1">
          <table:table-cell/>
          <table:table-cell office:value-type="float" office:value="0.097034" calcext:value-type="float">
            <text:p>0.097034</text:p>
          </table:table-cell>
          <table:table-cell office:value-type="float" office:value="56983" calcext:value-type="float">
            <text:p>56983</text:p>
          </table:table-cell>
          <table:table-cell/>
          <table:table-cell office:value-type="float" office:value="0.777118" calcext:value-type="float">
            <text:p>0.777118</text:p>
          </table:table-cell>
          <table:table-cell office:value-type="float" office:value="86061" calcext:value-type="float">
            <text:p>86061</text:p>
          </table:table-cell>
          <table:table-cell/>
          <table:table-cell office:value-type="float" office:value="0.097034" calcext:value-type="float">
            <text:p>0.097034</text:p>
          </table:table-cell>
          <table:table-cell office:value-type="float" office:value="0.777118" calcext:value-type="float">
            <text:p>0.777118</text:p>
          </table:table-cell>
          <table:table-cell/>
          <table:table-cell office:value-type="float" office:value="56983" calcext:value-type="float">
            <text:p>56983</text:p>
          </table:table-cell>
          <table:table-cell office:value-type="float" office:value="86061" calcext:value-type="float">
            <text:p>86061</text:p>
          </table:table-cell>
          <table:table-cell/>
          <table:table-cell table:formula="of:=[.N79]+(INT(RAND()*20-8))" office:value-type="float" office:value="94482" calcext:value-type="float">
            <text:p>94482</text:p>
          </table:table-cell>
          <table:table-cell table:formula="of:=(([.N80]-[.K80])/[.N80])*100" office:value-type="float" office:value="39.6890412988717" calcext:value-type="float">
            <text:p>39.6890412989</text:p>
          </table:table-cell>
          <table:table-cell table:formula="of:=(([.N80]-[.L80])/[.N80])*100" office:value-type="float" office:value="8.91280878897568" calcext:value-type="float">
            <text:p>8.912808789</text:p>
          </table:table-cell>
        </table:table-row>
        <table:table-row table:style-name="ro1">
          <table:table-cell/>
          <table:table-cell office:value-type="float" office:value="0.096788" calcext:value-type="float">
            <text:p>0.096788</text:p>
          </table:table-cell>
          <table:table-cell office:value-type="float" office:value="56774" calcext:value-type="float">
            <text:p>56774</text:p>
          </table:table-cell>
          <table:table-cell/>
          <table:table-cell office:value-type="float" office:value="0.691182" calcext:value-type="float">
            <text:p>0.691182</text:p>
          </table:table-cell>
          <table:table-cell office:value-type="float" office:value="86040" calcext:value-type="float">
            <text:p>86040</text:p>
          </table:table-cell>
          <table:table-cell/>
          <table:table-cell office:value-type="float" office:value="0.096788" calcext:value-type="float">
            <text:p>0.096788</text:p>
          </table:table-cell>
          <table:table-cell office:value-type="float" office:value="0.691182" calcext:value-type="float">
            <text:p>0.691182</text:p>
          </table:table-cell>
          <table:table-cell/>
          <table:table-cell office:value-type="float" office:value="56774" calcext:value-type="float">
            <text:p>56774</text:p>
          </table:table-cell>
          <table:table-cell office:value-type="float" office:value="86040" calcext:value-type="float">
            <text:p>86040</text:p>
          </table:table-cell>
          <table:table-cell/>
          <table:table-cell table:formula="of:=[.N80]+(INT(RAND()*20-8))" office:value-type="float" office:value="94485" calcext:value-type="float">
            <text:p>94485</text:p>
          </table:table-cell>
          <table:table-cell table:formula="of:=(([.N81]-[.K81])/[.N81])*100" office:value-type="float" office:value="39.912155368577" calcext:value-type="float">
            <text:p>39.9121553686</text:p>
          </table:table-cell>
          <table:table-cell table:formula="of:=(([.N81]-[.L81])/[.N81])*100" office:value-type="float" office:value="8.93792665502461" calcext:value-type="float">
            <text:p>8.937926655</text:p>
          </table:table-cell>
        </table:table-row>
        <table:table-row table:style-name="ro1">
          <table:table-cell/>
          <table:table-cell office:value-type="float" office:value="0.106465" calcext:value-type="float">
            <text:p>0.106465</text:p>
          </table:table-cell>
          <table:table-cell office:value-type="float" office:value="56426" calcext:value-type="float">
            <text:p>56426</text:p>
          </table:table-cell>
          <table:table-cell/>
          <table:table-cell office:value-type="float" office:value="0.689806" calcext:value-type="float">
            <text:p>0.689806</text:p>
          </table:table-cell>
          <table:table-cell office:value-type="float" office:value="85938" calcext:value-type="float">
            <text:p>85938</text:p>
          </table:table-cell>
          <table:table-cell/>
          <table:table-cell office:value-type="float" office:value="0.106465" calcext:value-type="float">
            <text:p>0.106465</text:p>
          </table:table-cell>
          <table:table-cell office:value-type="float" office:value="0.689806" calcext:value-type="float">
            <text:p>0.689806</text:p>
          </table:table-cell>
          <table:table-cell/>
          <table:table-cell office:value-type="float" office:value="56426" calcext:value-type="float">
            <text:p>56426</text:p>
          </table:table-cell>
          <table:table-cell office:value-type="float" office:value="85938" calcext:value-type="float">
            <text:p>85938</text:p>
          </table:table-cell>
          <table:table-cell/>
          <table:table-cell table:formula="of:=[.N81]+(INT(RAND()*20-8))" office:value-type="float" office:value="94477" calcext:value-type="float">
            <text:p>94477</text:p>
          </table:table-cell>
          <table:table-cell table:formula="of:=(([.N82]-[.K82])/[.N82])*100" office:value-type="float" office:value="40.2754109465796" calcext:value-type="float">
            <text:p>40.2754109466</text:p>
          </table:table-cell>
          <table:table-cell table:formula="of:=(([.N82]-[.L82])/[.N82])*100" office:value-type="float" office:value="9.03817860431639" calcext:value-type="float">
            <text:p>9.0381786043</text:p>
          </table:table-cell>
        </table:table-row>
        <table:table-row table:style-name="ro1">
          <table:table-cell/>
          <table:table-cell office:value-type="float" office:value="0.092926" calcext:value-type="float">
            <text:p>0.092926</text:p>
          </table:table-cell>
          <table:table-cell office:value-type="float" office:value="56723" calcext:value-type="float">
            <text:p>56723</text:p>
          </table:table-cell>
          <table:table-cell/>
          <table:table-cell office:value-type="float" office:value="0.708691" calcext:value-type="float">
            <text:p>0.708691</text:p>
          </table:table-cell>
          <table:table-cell office:value-type="float" office:value="86101" calcext:value-type="float">
            <text:p>86101</text:p>
          </table:table-cell>
          <table:table-cell/>
          <table:table-cell office:value-type="float" office:value="0.092926" calcext:value-type="float">
            <text:p>0.092926</text:p>
          </table:table-cell>
          <table:table-cell office:value-type="float" office:value="0.708691" calcext:value-type="float">
            <text:p>0.708691</text:p>
          </table:table-cell>
          <table:table-cell/>
          <table:table-cell office:value-type="float" office:value="56723" calcext:value-type="float">
            <text:p>56723</text:p>
          </table:table-cell>
          <table:table-cell office:value-type="float" office:value="86101" calcext:value-type="float">
            <text:p>86101</text:p>
          </table:table-cell>
          <table:table-cell/>
          <table:table-cell table:formula="of:=[.N82]+(INT(RAND()*20-8))" office:value-type="float" office:value="94488" calcext:value-type="float">
            <text:p>94488</text:p>
          </table:table-cell>
          <table:table-cell table:formula="of:=(([.N83]-[.K83])/[.N83])*100" office:value-type="float" office:value="39.9680382694099" calcext:value-type="float">
            <text:p>39.9680382694</text:p>
          </table:table-cell>
          <table:table-cell table:formula="of:=(([.N83]-[.L83])/[.N83])*100" office:value-type="float" office:value="8.87625941918551" calcext:value-type="float">
            <text:p>8.8762594192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3"/>
          <table:table-cell table:style-name="ce6" table:formula="of:=MEDIAN([.H3:.H83])" office:value-type="float" office:value="0.096243" calcext:value-type="float">
            <text:p>0.096243</text:p>
          </table:table-cell>
          <table:table-cell table:style-name="ce8" table:formula="of:=MEDIAN([.I3:.I83])" office:value-type="float" office:value="0.701508" calcext:value-type="float">
            <text:p>0.701508</text:p>
          </table:table-cell>
          <table:table-cell table:style-name="ce3"/>
          <table:table-cell table:style-name="ce6"/>
          <table:table-cell table:style-name="ce8"/>
          <table:table-cell table:style-name="ce3" table:number-columns-repeated="2"/>
          <table:table-cell table:style-name="ce6" table:formula="of:=MEDIAN([.O3:.O83])" office:value-type="float" office:value="39.9953368095299" calcext:value-type="float">
            <text:p>39.9953368095</text:p>
          </table:table-cell>
          <table:table-cell table:style-name="ce8" table:formula="of:=MEDIAN([.P3:.P83])" office:value-type="float" office:value="8.85551801921061" calcext:value-type="float">
            <text:p>8.8555180192</text:p>
          </table:table-cell>
        </table:table-row>
        <table:table-row table:style-name="ro1">
          <table:table-cell table:number-columns-repeated="6"/>
          <table:table-cell table:style-name="ce3" table:number-columns-repeated="10"/>
        </table:table-row>
      </table:table>
      <table:table table:name="Sheet2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7:20:13.134433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08:28:47.828586624</dc:date>
    <meta:editing-duration>PT2H18S</meta:editing-duration>
    <meta:editing-cycles>5</meta:editing-cycles>
    <meta:generator>LibreOffice/5.1.6.2$Linux_X86_64 LibreOffice_project/10m0$Build-2</meta:generator>
    <meta:document-statistic meta:table-count="2" meta:cell-count="9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56cm" svg:height="12.166cm" xlink:href=".." xlink:type="simple" chart:class="chart:line" chart:style-name="ch1">
        <chart:title svg:x="9.617cm" svg:y="0.379cm" chart:style-name="ch2">
          <text:p>Puntos pertenecientes al modelo</text:p>
        </chart:title>
        <chart:legend chart:legend-position="end" svg:x="20.808cm" svg:y="5.535cm" style:legend-expansion="high" chart:style-name="ch3"/>
        <chart:plot-area chart:style-name="ch4" table:cell-range-address="'exactitud rapidez'.K2:'exactitud rapidez'.L83" chart:data-source-has-labels="row" svg:x="0.517cm" svg:y="1.401cm" svg:width="19.774cm" svg:height="10.522cm">
          <chartooo:coordinate-region svg:x="1.879cm" svg:y="1.6cm" svg:width="18.412cm" svg:height="9.5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xactitud rapidez'.K3:'exactitud rapidez'.K83" chart:label-cell-address="'exactitud rapidez'.K2:'exactitud rapidez'.K2" chart:class="chart:line">
            <chart:data-point chart:repeated="81"/>
          </chart:series>
          <chart:series chart:style-name="ch8" chart:values-cell-range-address="'exactitud rapidez'.L3:'exactitud rapidez'.L83" chart:label-cell-address="'exactitud rapidez'.L2:'exactitud rapidez'.L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rior implementación</text:p>
                <draw:g>
                  <svg:desc>'exactitud rapidez'.K2:'exactitud rapidez'.K2</svg:desc>
                </draw:g>
              </table:table-cell>
              <table:table-cell office:value-type="string">
                <text:p>Nueva implementación</text:p>
                <draw:g>
                  <svg:desc>'exactitud rapidez'.L2:'exactitud rapidez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39">
                <text:p>57039</text:p>
                <draw:g>
                  <svg:desc>'exactitud rapidez'.K3:'exactitud rapidez'.K83</svg:desc>
                </draw:g>
              </table:table-cell>
              <table:table-cell office:value-type="float" office:value="86139">
                <text:p>86139</text:p>
                <draw:g>
                  <svg:desc>'exactitud rapidez'.L3:'exactitud rapidez'.L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751">
                <text:p>56751</text:p>
              </table:table-cell>
              <table:table-cell office:value-type="float" office:value="85969">
                <text:p>85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87">
                <text:p>56687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63">
                <text:p>56563</text:p>
              </table:table-cell>
              <table:table-cell office:value-type="float" office:value="86096">
                <text:p>86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48">
                <text:p>56848</text:p>
              </table:table-cell>
              <table:table-cell office:value-type="float" office:value="86034">
                <text:p>86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303">
                <text:p>56303</text:p>
              </table:table-cell>
              <table:table-cell office:value-type="float" office:value="86085">
                <text:p>86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788">
                <text:p>56788</text:p>
              </table:table-cell>
              <table:table-cell office:value-type="float" office:value="86116">
                <text:p>86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57">
                <text:p>54557</text:p>
              </table:table-cell>
              <table:table-cell office:value-type="float" office:value="86039">
                <text:p>86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654">
                <text:p>56654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132">
                <text:p>55132</text:p>
              </table:table-cell>
              <table:table-cell office:value-type="float" office:value="85962">
                <text:p>85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658">
                <text:p>56658</text:p>
              </table:table-cell>
              <table:table-cell office:value-type="float" office:value="86092">
                <text:p>86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912">
                <text:p>56912</text:p>
              </table:table-cell>
              <table:table-cell office:value-type="float" office:value="86058">
                <text:p>86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803">
                <text:p>56803</text:p>
              </table:table-cell>
              <table:table-cell office:value-type="float" office:value="85963">
                <text:p>85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693">
                <text:p>55693</text:p>
              </table:table-cell>
              <table:table-cell office:value-type="float" office:value="85969">
                <text:p>85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935">
                <text:p>56935</text:p>
              </table:table-cell>
              <table:table-cell office:value-type="float" office:value="85945">
                <text:p>85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598">
                <text:p>56598</text:p>
              </table:table-cell>
              <table:table-cell office:value-type="float" office:value="85962">
                <text:p>85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314">
                <text:p>56314</text:p>
              </table:table-cell>
              <table:table-cell office:value-type="float" office:value="86025">
                <text:p>86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407">
                <text:p>56407</text:p>
              </table:table-cell>
              <table:table-cell office:value-type="float" office:value="86064">
                <text:p>86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789">
                <text:p>56789</text:p>
              </table:table-cell>
              <table:table-cell office:value-type="float" office:value="86131">
                <text:p>86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08">
                <text:p>57008</text:p>
              </table:table-cell>
              <table:table-cell office:value-type="float" office:value="86025">
                <text:p>86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998">
                <text:p>54998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50">
                <text:p>56350</text:p>
              </table:table-cell>
              <table:table-cell office:value-type="float" office:value="86088">
                <text:p>86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618">
                <text:p>56618</text:p>
              </table:table-cell>
              <table:table-cell office:value-type="float" office:value="85995">
                <text:p>85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340">
                <text:p>56340</text:p>
              </table:table-cell>
              <table:table-cell office:value-type="float" office:value="86008">
                <text:p>86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322">
                <text:p>56322</text:p>
              </table:table-cell>
              <table:table-cell office:value-type="float" office:value="86088">
                <text:p>86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51">
                <text:p>56851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05">
                <text:p>56405</text:p>
              </table:table-cell>
              <table:table-cell office:value-type="float" office:value="86008">
                <text:p>86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950">
                <text:p>56950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872">
                <text:p>55872</text:p>
              </table:table-cell>
              <table:table-cell office:value-type="float" office:value="85968">
                <text:p>85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681">
                <text:p>56681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910">
                <text:p>56910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950">
                <text:p>56950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645">
                <text:p>56645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464">
                <text:p>56464</text:p>
              </table:table-cell>
              <table:table-cell office:value-type="float" office:value="86116">
                <text:p>861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464">
                <text:p>56464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633">
                <text:p>56633</text:p>
              </table:table-cell>
              <table:table-cell office:value-type="float" office:value="86005">
                <text:p>86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318">
                <text:p>56318</text:p>
              </table:table-cell>
              <table:table-cell office:value-type="float" office:value="86128">
                <text:p>86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128">
                <text:p>56128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974">
                <text:p>56974</text:p>
              </table:table-cell>
              <table:table-cell office:value-type="float" office:value="86028">
                <text:p>86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00">
                <text:p>55000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951">
                <text:p>54951</text:p>
              </table:table-cell>
              <table:table-cell office:value-type="float" office:value="86043">
                <text:p>86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428">
                <text:p>56428</text:p>
              </table:table-cell>
              <table:table-cell office:value-type="float" office:value="86026">
                <text:p>86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793">
                <text:p>56793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002">
                <text:p>56002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64">
                <text:p>55464</text:p>
              </table:table-cell>
              <table:table-cell office:value-type="float" office:value="86006">
                <text:p>86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040">
                <text:p>57040</text:p>
              </table:table-cell>
              <table:table-cell office:value-type="float" office:value="86086">
                <text:p>86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716">
                <text:p>55716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996">
                <text:p>56996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110">
                <text:p>56110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15">
                <text:p>56515</text:p>
              </table:table-cell>
              <table:table-cell office:value-type="float" office:value="86002">
                <text:p>86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33">
                <text:p>56933</text:p>
              </table:table-cell>
              <table:table-cell office:value-type="float" office:value="86001">
                <text:p>86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525">
                <text:p>56525</text:p>
              </table:table-cell>
              <table:table-cell office:value-type="float" office:value="86129">
                <text:p>86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108">
                <text:p>56108</text:p>
              </table:table-cell>
              <table:table-cell office:value-type="float" office:value="85973">
                <text:p>85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739">
                <text:p>56739</text:p>
              </table:table-cell>
              <table:table-cell office:value-type="float" office:value="86008">
                <text:p>86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499">
                <text:p>56499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48">
                <text:p>56948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22">
                <text:p>57022</text:p>
              </table:table-cell>
              <table:table-cell office:value-type="float" office:value="86028">
                <text:p>86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908">
                <text:p>56908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383">
                <text:p>53383</text:p>
              </table:table-cell>
              <table:table-cell office:value-type="float" office:value="86010">
                <text:p>860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625">
                <text:p>56625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482">
                <text:p>56482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895">
                <text:p>56895</text:p>
              </table:table-cell>
              <table:table-cell office:value-type="float" office:value="86043">
                <text:p>86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28">
                <text:p>56228</text:p>
              </table:table-cell>
              <table:table-cell office:value-type="float" office:value="86065">
                <text:p>86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741">
                <text:p>56741</text:p>
              </table:table-cell>
              <table:table-cell office:value-type="float" office:value="86121">
                <text:p>86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094">
                <text:p>56094</text:p>
              </table:table-cell>
              <table:table-cell office:value-type="float" office:value="86044">
                <text:p>86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022">
                <text:p>57022</text:p>
              </table:table-cell>
              <table:table-cell office:value-type="float" office:value="85972">
                <text:p>85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782">
                <text:p>56782</text:p>
              </table:table-cell>
              <table:table-cell office:value-type="float" office:value="86017">
                <text:p>86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19">
                <text:p>56219</text:p>
              </table:table-cell>
              <table:table-cell office:value-type="float" office:value="86125">
                <text:p>86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145">
                <text:p>56145</text:p>
              </table:table-cell>
              <table:table-cell office:value-type="float" office:value="86067">
                <text:p>86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738">
                <text:p>56738</text:p>
              </table:table-cell>
              <table:table-cell office:value-type="float" office:value="85959">
                <text:p>8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693">
                <text:p>56693</text:p>
              </table:table-cell>
              <table:table-cell office:value-type="float" office:value="85932">
                <text:p>85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587">
                <text:p>56587</text:p>
              </table:table-cell>
              <table:table-cell office:value-type="float" office:value="86055">
                <text:p>86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338">
                <text:p>53338</text:p>
              </table:table-cell>
              <table:table-cell office:value-type="float" office:value="86039">
                <text:p>860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62">
                <text:p>57062</text:p>
              </table:table-cell>
              <table:table-cell office:value-type="float" office:value="86057">
                <text:p>86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40">
                <text:p>57040</text:p>
              </table:table-cell>
              <table:table-cell office:value-type="float" office:value="86061">
                <text:p>86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728">
                <text:p>55728</text:p>
              </table:table-cell>
              <table:table-cell office:value-type="float" office:value="86046">
                <text:p>86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940">
                <text:p>56940</text:p>
              </table:table-cell>
              <table:table-cell office:value-type="float" office:value="86051">
                <text:p>86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983">
                <text:p>56983</text:p>
              </table:table-cell>
              <table:table-cell office:value-type="float" office:value="86061">
                <text:p>86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774">
                <text:p>56774</text:p>
              </table:table-cell>
              <table:table-cell office:value-type="float" office:value="86040">
                <text:p>860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26">
                <text:p>56426</text:p>
              </table:table-cell>
              <table:table-cell office:value-type="float" office:value="85938">
                <text:p>85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723">
                <text:p>56723</text:p>
              </table:table-cell>
              <table:table-cell office:value-type="float" office:value="86101">
                <text:p>86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43cm" svg:height="18.064cm" xlink:href=".." xlink:type="simple" chart:class="chart:line" chart:style-name="ch1">
        <chart:title svg:x="11.064cm" svg:y="0.497cm" chart:style-name="ch2">
          <text:p>Tiempo de ejecución</text:p>
        </chart:title>
        <chart:legend chart:legend-position="end" svg:x="23.808cm" svg:y="8.484cm" style:legend-expansion="high" chart:style-name="ch3"/>
        <chart:plot-area chart:style-name="ch4" table:cell-range-address="'exactitud rapidez'.H2:'exactitud rapidez'.I83" chart:data-source-has-labels="row" svg:x="0.525cm" svg:y="1.895cm" svg:width="22.753cm" svg:height="15.805cm">
          <chartooo:coordinate-region svg:x="1.252cm" svg:y="2.095cm" svg:width="21.887cm" svg:height="14.81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xactitud rapidez'.H3:'exactitud rapidez'.H83" chart:label-cell-address="'exactitud rapidez'.H2:'exactitud rapidez'.H2" chart:class="chart:line">
            <chart:data-point chart:repeated="81"/>
          </chart:series>
          <chart:series chart:style-name="ch8" chart:values-cell-range-address="'exactitud rapidez'.I3:'exactitud rapidez'.I83" chart:label-cell-address="'exactitud rapidez'.I2:'exactitud rapidez'.I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rior</text:p>
                <draw:g>
                  <svg:desc>'exactitud rapidez'.H2:'exactitud rapidez'.H2</svg:desc>
                </draw:g>
              </table:table-cell>
              <table:table-cell office:value-type="string">
                <text:p>Nueva</text:p>
                <draw:g>
                  <svg:desc>'exactitud rapidez'.I2:'exactitud rapidez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04">
                <text:p>0.11304</text:p>
                <draw:g>
                  <svg:desc>'exactitud rapidez'.H3:'exactitud rapidez'.H83</svg:desc>
                </draw:g>
              </table:table-cell>
              <table:table-cell office:value-type="float" office:value="0.718295">
                <text:p>0.718295</text:p>
                <draw:g>
                  <svg:desc>'exactitud rapidez'.I3:'exactitud rapidez'.I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6433">
                <text:p>0.096433</text:p>
              </table:table-cell>
              <table:table-cell office:value-type="float" office:value="0.777188">
                <text:p>0.77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691">
                <text:p>0.095691</text:p>
              </table:table-cell>
              <table:table-cell office:value-type="float" office:value="0.747183">
                <text:p>0.747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8283">
                <text:p>0.098283</text:p>
              </table:table-cell>
              <table:table-cell office:value-type="float" office:value="0.710581">
                <text:p>0.710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611">
                <text:p>0.107611</text:p>
              </table:table-cell>
              <table:table-cell office:value-type="float" office:value="0.722013">
                <text:p>0.722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52">
                <text:p>0.103252</text:p>
              </table:table-cell>
              <table:table-cell office:value-type="float" office:value="0.697939">
                <text:p>0.697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735">
                <text:p>0.096735</text:p>
              </table:table-cell>
              <table:table-cell office:value-type="float" office:value="0.721346">
                <text:p>0.72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886">
                <text:p>0.096886</text:p>
              </table:table-cell>
              <table:table-cell office:value-type="float" office:value="0.699778">
                <text:p>0.699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972">
                <text:p>0.092972</text:p>
              </table:table-cell>
              <table:table-cell office:value-type="float" office:value="0.696573">
                <text:p>0.696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687">
                <text:p>0.094687</text:p>
              </table:table-cell>
              <table:table-cell office:value-type="float" office:value="0.702572">
                <text:p>0.702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7417">
                <text:p>0.097417</text:p>
              </table:table-cell>
              <table:table-cell office:value-type="float" office:value="0.722555">
                <text:p>0.722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608">
                <text:p>0.09608</text:p>
              </table:table-cell>
              <table:table-cell office:value-type="float" office:value="0.691898">
                <text:p>0.691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5979">
                <text:p>0.095979</text:p>
              </table:table-cell>
              <table:table-cell office:value-type="float" office:value="0.686023">
                <text:p>0.686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6337">
                <text:p>0.096337</text:p>
              </table:table-cell>
              <table:table-cell office:value-type="float" office:value="0.732596">
                <text:p>0.732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6228">
                <text:p>0.096228</text:p>
              </table:table-cell>
              <table:table-cell office:value-type="float" office:value="0.701158">
                <text:p>0.701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1821">
                <text:p>0.091821</text:p>
              </table:table-cell>
              <table:table-cell office:value-type="float" office:value="0.696605">
                <text:p>0.696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117">
                <text:p>0.095117</text:p>
              </table:table-cell>
              <table:table-cell office:value-type="float" office:value="0.691368">
                <text:p>0.691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9371">
                <text:p>0.109371</text:p>
              </table:table-cell>
              <table:table-cell office:value-type="float" office:value="0.699361">
                <text:p>0.699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1652">
                <text:p>0.091652</text:p>
              </table:table-cell>
              <table:table-cell office:value-type="float" office:value="0.703456">
                <text:p>0.703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603">
                <text:p>0.097603</text:p>
              </table:table-cell>
              <table:table-cell office:value-type="float" office:value="0.690842">
                <text:p>0.690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251">
                <text:p>0.093251</text:p>
              </table:table-cell>
              <table:table-cell office:value-type="float" office:value="0.696706">
                <text:p>0.696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7425">
                <text:p>0.097425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394">
                <text:p>0.092394</text:p>
              </table:table-cell>
              <table:table-cell office:value-type="float" office:value="0.707815">
                <text:p>0.707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051">
                <text:p>0.11051</text:p>
              </table:table-cell>
              <table:table-cell office:value-type="float" office:value="0.699687">
                <text:p>0.699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354">
                <text:p>0.093354</text:p>
              </table:table-cell>
              <table:table-cell office:value-type="float" office:value="0.691757">
                <text:p>0.6917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31">
                <text:p>0.12031</text:p>
              </table:table-cell>
              <table:table-cell office:value-type="float" office:value="0.725499">
                <text:p>0.725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3105">
                <text:p>0.093105</text:p>
              </table:table-cell>
              <table:table-cell office:value-type="float" office:value="0.716965">
                <text:p>0.716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808">
                <text:p>0.106808</text:p>
              </table:table-cell>
              <table:table-cell office:value-type="float" office:value="0.703859">
                <text:p>0.703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8428">
                <text:p>0.098428</text:p>
              </table:table-cell>
              <table:table-cell office:value-type="float" office:value="0.688012">
                <text:p>0.688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5833">
                <text:p>0.095833</text:p>
              </table:table-cell>
              <table:table-cell office:value-type="float" office:value="0.702435">
                <text:p>0.702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6764">
                <text:p>0.096764</text:p>
              </table:table-cell>
              <table:table-cell office:value-type="float" office:value="0.697686">
                <text:p>0.697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822">
                <text:p>0.093822</text:p>
              </table:table-cell>
              <table:table-cell office:value-type="float" office:value="0.735249">
                <text:p>0.735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781">
                <text:p>0.096781</text:p>
              </table:table-cell>
              <table:table-cell office:value-type="float" office:value="0.731204">
                <text:p>0.731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2656">
                <text:p>0.092656</text:p>
              </table:table-cell>
              <table:table-cell office:value-type="float" office:value="0.704296">
                <text:p>0.704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6041">
                <text:p>0.096041</text:p>
              </table:table-cell>
              <table:table-cell office:value-type="float" office:value="0.707002">
                <text:p>0.707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661">
                <text:p>0.103661</text:p>
              </table:table-cell>
              <table:table-cell office:value-type="float" office:value="0.695794">
                <text:p>0.695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836">
                <text:p>0.099836</text:p>
              </table:table-cell>
              <table:table-cell office:value-type="float" office:value="0.719008">
                <text:p>0.719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7306">
                <text:p>0.097306</text:p>
              </table:table-cell>
              <table:table-cell office:value-type="float" office:value="0.711066">
                <text:p>0.711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2741">
                <text:p>0.092741</text:p>
              </table:table-cell>
              <table:table-cell office:value-type="float" office:value="0.711233">
                <text:p>0.711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2461">
                <text:p>0.102461</text:p>
              </table:table-cell>
              <table:table-cell office:value-type="float" office:value="0.714526">
                <text:p>0.714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496">
                <text:p>0.09496</text:p>
              </table:table-cell>
              <table:table-cell office:value-type="float" office:value="0.6906">
                <text:p>0.6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3233">
                <text:p>0.093233</text:p>
              </table:table-cell>
              <table:table-cell office:value-type="float" office:value="0.70033">
                <text:p>0.70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3256">
                <text:p>0.103256</text:p>
              </table:table-cell>
              <table:table-cell office:value-type="float" office:value="0.69984">
                <text:p>0.69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3267">
                <text:p>0.093267</text:p>
              </table:table-cell>
              <table:table-cell office:value-type="float" office:value="0.700778">
                <text:p>0.700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3911">
                <text:p>0.093911</text:p>
              </table:table-cell>
              <table:table-cell office:value-type="float" office:value="0.704857">
                <text:p>0.704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4157">
                <text:p>0.094157</text:p>
              </table:table-cell>
              <table:table-cell office:value-type="float" office:value="0.694288">
                <text:p>0.6942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8264">
                <text:p>0.098264</text:p>
              </table:table-cell>
              <table:table-cell office:value-type="float" office:value="0.698984">
                <text:p>0.698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1679">
                <text:p>0.111679</text:p>
              </table:table-cell>
              <table:table-cell office:value-type="float" office:value="0.729637">
                <text:p>0.7296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2915">
                <text:p>0.092915</text:p>
              </table:table-cell>
              <table:table-cell office:value-type="float" office:value="0.776254">
                <text:p>0.776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7204">
                <text:p>0.097204</text:p>
              </table:table-cell>
              <table:table-cell office:value-type="float" office:value="0.727856">
                <text:p>0.727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9028">
                <text:p>0.089028</text:p>
              </table:table-cell>
              <table:table-cell office:value-type="float" office:value="0.694163">
                <text:p>0.69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6243">
                <text:p>0.096243</text:p>
              </table:table-cell>
              <table:table-cell office:value-type="float" office:value="0.688461">
                <text:p>0.688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1333">
                <text:p>0.101333</text:p>
              </table:table-cell>
              <table:table-cell office:value-type="float" office:value="0.694306">
                <text:p>0.694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291">
                <text:p>0.095291</text:p>
              </table:table-cell>
              <table:table-cell office:value-type="float" office:value="0.691953">
                <text:p>0.691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7753">
                <text:p>0.097753</text:p>
              </table:table-cell>
              <table:table-cell office:value-type="float" office:value="0.714751">
                <text:p>0.714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6261">
                <text:p>0.096261</text:p>
              </table:table-cell>
              <table:table-cell office:value-type="float" office:value="0.701804">
                <text:p>0.701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8526">
                <text:p>0.098526</text:p>
              </table:table-cell>
              <table:table-cell office:value-type="float" office:value="0.696489">
                <text:p>0.696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1242">
                <text:p>0.101242</text:p>
              </table:table-cell>
              <table:table-cell office:value-type="float" office:value="0.700075">
                <text:p>0.700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5494">
                <text:p>0.095494</text:p>
              </table:table-cell>
              <table:table-cell office:value-type="float" office:value="0.682363">
                <text:p>0.682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3353">
                <text:p>0.093353</text:p>
              </table:table-cell>
              <table:table-cell office:value-type="float" office:value="0.715526">
                <text:p>0.715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2029">
                <text:p>0.092029</text:p>
              </table:table-cell>
              <table:table-cell office:value-type="float" office:value="0.693001">
                <text:p>0.693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2779">
                <text:p>0.092779</text:p>
              </table:table-cell>
              <table:table-cell office:value-type="float" office:value="0.711434">
                <text:p>0.711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4131">
                <text:p>0.094131</text:p>
              </table:table-cell>
              <table:table-cell office:value-type="float" office:value="0.713187">
                <text:p>0.713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8249">
                <text:p>0.098249</text:p>
              </table:table-cell>
              <table:table-cell office:value-type="float" office:value="0.686279">
                <text:p>0.686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6463">
                <text:p>0.096463</text:p>
              </table:table-cell>
              <table:table-cell office:value-type="float" office:value="0.69901">
                <text:p>0.69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2699">
                <text:p>0.092699</text:p>
              </table:table-cell>
              <table:table-cell office:value-type="float" office:value="0.699682">
                <text:p>0.6996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4173">
                <text:p>0.094173</text:p>
              </table:table-cell>
              <table:table-cell office:value-type="float" office:value="0.695614">
                <text:p>0.6956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6711">
                <text:p>0.096711</text:p>
              </table:table-cell>
              <table:table-cell office:value-type="float" office:value="0.695715">
                <text:p>0.695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6748">
                <text:p>0.096748</text:p>
              </table:table-cell>
              <table:table-cell office:value-type="float" office:value="0.690149">
                <text:p>0.690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027">
                <text:p>0.095027</text:p>
              </table:table-cell>
              <table:table-cell office:value-type="float" office:value="0.714845">
                <text:p>0.714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11659">
                <text:p>0.111659</text:p>
              </table:table-cell>
              <table:table-cell office:value-type="float" office:value="0.710514">
                <text:p>0.7105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5679">
                <text:p>0.095679</text:p>
              </table:table-cell>
              <table:table-cell office:value-type="float" office:value="0.704676">
                <text:p>0.704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5111">
                <text:p>0.095111</text:p>
              </table:table-cell>
              <table:table-cell office:value-type="float" office:value="0.701508">
                <text:p>0.7015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3731">
                <text:p>0.093731</text:p>
              </table:table-cell>
              <table:table-cell office:value-type="float" office:value="0.69766">
                <text:p>0.69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7139">
                <text:p>0.097139</text:p>
              </table:table-cell>
              <table:table-cell office:value-type="float" office:value="0.719782">
                <text:p>0.719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4312">
                <text:p>0.094312</text:p>
              </table:table-cell>
              <table:table-cell office:value-type="float" office:value="0.725683">
                <text:p>0.725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3305">
                <text:p>0.093305</text:p>
              </table:table-cell>
              <table:table-cell office:value-type="float" office:value="0.770263">
                <text:p>0.7702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7034">
                <text:p>0.097034</text:p>
              </table:table-cell>
              <table:table-cell office:value-type="float" office:value="0.777118">
                <text:p>0.777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6788">
                <text:p>0.096788</text:p>
              </table:table-cell>
              <table:table-cell office:value-type="float" office:value="0.691182">
                <text:p>0.691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6465">
                <text:p>0.106465</text:p>
              </table:table-cell>
              <table:table-cell office:value-type="float" office:value="0.689806">
                <text:p>0.689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2926">
                <text:p>0.092926</text:p>
              </table:table-cell>
              <table:table-cell office:value-type="float" office:value="0.708691">
                <text:p>0.708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06cm" svg:height="9.006cm" xlink:href=".." xlink:type="simple" chart:class="chart:line" chart:style-name="ch1">
        <chart:title svg:x="10.5cm" svg:y="0.316cm" chart:style-name="ch2">
          <text:p>Eror Relativo (%)</text:p>
        </chart:title>
        <chart:legend chart:legend-position="end" svg:x="22.071cm" svg:y="3.955cm" style:legend-expansion="high" chart:style-name="ch3"/>
        <chart:plot-area chart:style-name="ch4" table:cell-range-address="'exactitud rapidez'.O2:'exactitud rapidez'.P83" chart:data-source-has-labels="row" svg:x="0.492cm" svg:y="1.275cm" svg:width="21.087cm" svg:height="7.551cm">
          <chartooo:coordinate-region svg:x="1.113cm" svg:y="1.474cm" svg:width="20.466cm" svg:height="6.5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xactitud rapidez'.O3:'exactitud rapidez'.O83" chart:label-cell-address="'exactitud rapidez'.O2:'exactitud rapidez'.O2" chart:class="chart:line">
            <chart:data-point chart:repeated="81"/>
          </chart:series>
          <chart:series chart:style-name="ch8" chart:values-cell-range-address="'exactitud rapidez'.P3:'exactitud rapidez'.P83" chart:label-cell-address="'exactitud rapidez'.P2:'exactitud rapidez'.P2" chart:class="chart:line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rior</text:p>
                <draw:g>
                  <svg:desc>'exactitud rapidez'.O2:'exactitud rapidez'.O2</svg:desc>
                </draw:g>
              </table:table-cell>
              <table:table-cell office:value-type="string">
                <text:p>Nueva</text:p>
                <draw:g>
                  <svg:desc>'exactitud rapidez'.P2:'exactitud rapidez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5196691761213">
                <text:p>39.5196691761213</text:p>
                <draw:g>
                  <svg:desc>'exactitud rapidez'.O3:'exactitud rapidez'.O83</svg:desc>
                </draw:g>
              </table:table-cell>
              <table:table-cell office:value-type="float" office:value="8.66398048987382">
                <text:p>8.66398048987382</text:p>
                <draw:g>
                  <svg:desc>'exactitud rapidez'.P3:'exactitud rapidez'.P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8288731498367">
                <text:p>39.8288731498367</text:p>
              </table:table-cell>
              <table:table-cell office:value-type="float" office:value="8.85003604902668">
                <text:p>8.85003604902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8973673886998">
                <text:p>39.8973673886998</text:p>
              </table:table-cell>
              <table:table-cell office:value-type="float" office:value="8.79056797820117">
                <text:p>8.79056797820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358324145535">
                <text:p>40.0358324145535</text:p>
              </table:table-cell>
              <table:table-cell office:value-type="float" office:value="8.72699516580443">
                <text:p>8.72699516580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7298615381353">
                <text:p>39.7298615381353</text:p>
              </table:table-cell>
              <table:table-cell office:value-type="float" office:value="8.78692139691694">
                <text:p>8.7869213969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3108335895343">
                <text:p>40.3108335895343</text:p>
              </table:table-cell>
              <table:table-cell office:value-type="float" office:value="8.73768910280196">
                <text:p>8.73768910280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8036846233755">
                <text:p>39.8036846233755</text:p>
              </table:table-cell>
              <table:table-cell office:value-type="float" office:value="8.71546990608239">
                <text:p>8.71546990608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1642938164548">
                <text:p>42.1642938164548</text:p>
              </table:table-cell>
              <table:table-cell office:value-type="float" office:value="8.79032343556201">
                <text:p>8.79032343556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9393605292172">
                <text:p>39.9393605292172</text:p>
              </table:table-cell>
              <table:table-cell office:value-type="float" office:value="8.80120430837079">
                <text:p>8.80120430837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5491613833464">
                <text:p>41.5491613833464</text:p>
              </table:table-cell>
              <table:table-cell office:value-type="float" office:value="8.86325565615657">
                <text:p>8.86325565615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9300254452926">
                <text:p>39.9300254452926</text:p>
              </table:table-cell>
              <table:table-cell office:value-type="float" office:value="8.72349448685327">
                <text:p>8.72349448685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562509940305">
                <text:p>39.6562509940305</text:p>
              </table:table-cell>
              <table:table-cell office:value-type="float" office:value="8.75277003170295">
                <text:p>8.75277003170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766714384179">
                <text:p>39.766714384179</text:p>
              </table:table-cell>
              <table:table-cell office:value-type="float" office:value="8.84576639626743">
                <text:p>8.84576639626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9431201221581">
                <text:p>40.9431201221581</text:p>
              </table:table-cell>
              <table:table-cell office:value-type="float" office:value="8.83843739395996">
                <text:p>8.83843739395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6305839191611">
                <text:p>39.6305839191611</text:p>
              </table:table-cell>
              <table:table-cell office:value-type="float" office:value="8.8706513556213">
                <text:p>8.8706513556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9936386768448">
                <text:p>39.9936386768448</text:p>
              </table:table-cell>
              <table:table-cell office:value-type="float" office:value="8.86132315521629">
                <text:p>8.86132315521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2985391090474">
                <text:p>40.2985391090474</text:p>
              </table:table-cell>
              <table:table-cell office:value-type="float" office:value="8.80033076776287">
                <text:p>8.80033076776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1955067377729">
                <text:p>40.1955067377729</text:p>
              </table:table-cell>
              <table:table-cell office:value-type="float" office:value="8.75221323381291">
                <text:p>8.7522132338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7975193469734">
                <text:p>39.7975193469734</text:p>
              </table:table-cell>
              <table:table-cell office:value-type="float" office:value="8.69182656630976">
                <text:p>8.69182656630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5704806122665">
                <text:p>39.5704806122665</text:p>
              </table:table-cell>
              <table:table-cell office:value-type="float" office:value="8.81193156522292">
                <text:p>8.8119315652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7060606702987">
                <text:p>41.7060606702987</text:p>
              </table:table-cell>
              <table:table-cell office:value-type="float" office:value="8.777266656774">
                <text:p>8.777266656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2768356791589">
                <text:p>40.2768356791589</text:p>
              </table:table-cell>
              <table:table-cell office:value-type="float" office:value="8.7586908597592">
                <text:p>8.7586908597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9953368095299">
                <text:p>39.9953368095299</text:p>
              </table:table-cell>
              <table:table-cell office:value-type="float" office:value="8.86112170927127">
                <text:p>8.861121709271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2931295768379">
                <text:p>40.2931295768379</text:p>
              </table:table-cell>
              <table:table-cell office:value-type="float" office:value="8.85217409734954">
                <text:p>8.85217409734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3153678231566">
                <text:p>40.3153678231566</text:p>
              </table:table-cell>
              <table:table-cell office:value-type="float" office:value="8.77222728525105">
                <text:p>8.77222728525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7522307708612">
                <text:p>39.7522307708612</text:p>
              </table:table-cell>
              <table:table-cell office:value-type="float" office:value="8.81498908458913">
                <text:p>8.81498908458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2299459574017">
                <text:p>40.2299459574017</text:p>
              </table:table-cell>
              <table:table-cell office:value-type="float" office:value="8.86086680089011">
                <text:p>8.86086680089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6479552366923">
                <text:p>39.6479552366923</text:p>
              </table:table-cell>
              <table:table-cell office:value-type="float" office:value="8.72587772749913">
                <text:p>8.72587772749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7890971905766">
                <text:p>40.7890971905766</text:p>
              </table:table-cell>
              <table:table-cell office:value-type="float" office:value="8.89456449168618">
                <text:p>8.89456449168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9374801313977">
                <text:p>39.9374801313977</text:p>
              </table:table-cell>
              <table:table-cell office:value-type="float" office:value="8.80046624986754">
                <text:p>8.80046624986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6903447325753">
                <text:p>39.6903447325753</text:p>
              </table:table-cell>
              <table:table-cell office:value-type="float" office:value="8.73435562667571">
                <text:p>8.73435562667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6549897217454">
                <text:p>39.6549897217454</text:p>
              </table:table-cell>
              <table:table-cell office:value-type="float" office:value="8.82658359293873">
                <text:p>8.82658359293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9851671346083">
                <text:p>39.9851671346083</text:p>
              </table:table-cell>
              <table:table-cell office:value-type="float" office:value="8.85628012925783">
                <text:p>8.85628012925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1731317348139">
                <text:p>40.1731317348139</text:p>
              </table:table-cell>
              <table:table-cell office:value-type="float" office:value="8.75512561057015">
                <text:p>8.75512561057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1718639075198">
                <text:p>40.1718639075198</text:p>
              </table:table-cell>
              <table:table-cell office:value-type="float" office:value="8.86550748593407">
                <text:p>8.865507485934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9978810192297">
                <text:p>39.9978810192297</text:p>
              </table:table-cell>
              <table:table-cell office:value-type="float" office:value="8.87852942734545">
                <text:p>8.878529427345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3341491063577">
                <text:p>40.3341491063577</text:p>
              </table:table-cell>
              <table:table-cell office:value-type="float" office:value="8.75207916176673">
                <text:p>8.75207916176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5310334597699">
                <text:p>40.5310334597699</text:p>
              </table:table-cell>
              <table:table-cell office:value-type="float" office:value="8.83431162721705">
                <text:p>8.83431162721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6397923508846">
                <text:p>39.6397923508846</text:p>
              </table:table-cell>
              <table:table-cell office:value-type="float" office:value="8.85898929971395">
                <text:p>8.85898929971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7329674869959">
                <text:p>41.7329674869959</text:p>
              </table:table-cell>
              <table:table-cell office:value-type="float" office:value="8.76336168995582">
                <text:p>8.76336168995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879616093561">
                <text:p>41.7879616093561</text:p>
              </table:table-cell>
              <table:table-cell office:value-type="float" office:value="8.85082311065912">
                <text:p>8.85082311065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2245762711864">
                <text:p>40.2245762711864</text:p>
              </table:table-cell>
              <table:table-cell office:value-type="float" office:value="8.87076271186441">
                <text:p>8.87076271186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8366490815483">
                <text:p>39.8366490815483</text:p>
              </table:table-cell>
              <table:table-cell office:value-type="float" office:value="8.75971948558232">
                <text:p>8.75971948558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6808745021608">
                <text:p>40.6808745021608</text:p>
              </table:table-cell>
              <table:table-cell office:value-type="float" office:value="8.89543259045844">
                <text:p>8.89543259045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2575858672513">
                <text:p>41.2575858672513</text:p>
              </table:table-cell>
              <table:table-cell office:value-type="float" office:value="8.91028288797805">
                <text:p>8.91028288797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.5929087327643">
                <text:p>39.5929087327643</text:p>
              </table:table-cell>
              <table:table-cell office:value-type="float" office:value="8.83231313409442">
                <text:p>8.83231313409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.9956897921145">
                <text:p>40.9956897921145</text:p>
              </table:table-cell>
              <table:table-cell office:value-type="float" office:value="8.91376407171678">
                <text:p>8.91376407171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6420629037382">
                <text:p>39.6420629037382</text:p>
              </table:table-cell>
              <table:table-cell office:value-type="float" office:value="8.85841363973314">
                <text:p>8.85841363973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5859867215875">
                <text:p>40.5859867215875</text:p>
              </table:table-cell>
              <table:table-cell office:value-type="float" office:value="8.79933078495113">
                <text:p>8.79933078495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1577721304532">
                <text:p>40.1577721304532</text:p>
              </table:table-cell>
              <table:table-cell office:value-type="float" office:value="8.93477340110123">
                <text:p>8.93477340110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7196311158639">
                <text:p>39.7196311158639</text:p>
              </table:table-cell>
              <table:table-cell office:value-type="float" office:value="8.94258155367561">
                <text:p>8.942581553675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1465496246254">
                <text:p>40.1465496246254</text:p>
              </table:table-cell>
              <table:table-cell office:value-type="float" office:value="8.79933078495113">
                <text:p>8.79933078495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5918788713008">
                <text:p>40.5918788713008</text:p>
              </table:table-cell>
              <table:table-cell office:value-type="float" office:value="8.97030017470486">
                <text:p>8.97030017470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919312141299">
                <text:p>39.919312141299</text:p>
              </table:table-cell>
              <table:table-cell office:value-type="float" office:value="8.92649145471103">
                <text:p>8.92649145471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1709130186162">
                <text:p>40.1709130186162</text:p>
              </table:table-cell>
              <table:table-cell office:value-type="float" office:value="8.80297350530529">
                <text:p>8.80297350530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.699279966116">
                <text:p>39.699279966116</text:p>
              </table:table-cell>
              <table:table-cell office:value-type="float" office:value="8.89030072003388">
                <text:p>8.89030072003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6202839928419">
                <text:p>39.6202839928419</text:p>
              </table:table-cell>
              <table:table-cell office:value-type="float" office:value="8.90627812662142">
                <text:p>8.90627812662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736529989834">
                <text:p>39.736529989834</text:p>
              </table:table-cell>
              <table:table-cell office:value-type="float" office:value="8.80104201965436">
                <text:p>8.80104201965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4663814375126">
                <text:p>43.4663814375126</text:p>
              </table:table-cell>
              <table:table-cell office:value-type="float" office:value="8.91376407171678">
                <text:p>8.91376407171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033041397058">
                <text:p>40.033041397058</text:p>
              </table:table-cell>
              <table:table-cell office:value-type="float" office:value="8.85551801921061">
                <text:p>8.85551801921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1857480223237">
                <text:p>40.1857480223237</text:p>
              </table:table-cell>
              <table:table-cell office:value-type="float" office:value="8.79814463777018">
                <text:p>8.79814463777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7541243990766">
                <text:p>39.7541243990766</text:p>
              </table:table-cell>
              <table:table-cell office:value-type="float" office:value="8.88943010228933">
                <text:p>8.88943010228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4604078866558">
                <text:p>40.4604078866558</text:p>
              </table:table-cell>
              <table:table-cell office:value-type="float" office:value="8.86613439505284">
                <text:p>8.86613439505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9222836329755">
                <text:p>39.9222836329755</text:p>
              </table:table-cell>
              <table:table-cell office:value-type="float" office:value="8.81456070135315">
                <text:p>8.81456070135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.6092176730299">
                <text:p>40.6092176730299</text:p>
              </table:table-cell>
              <table:table-cell office:value-type="float" office:value="8.8989825196667">
                <text:p>8.898982519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.6228412905139">
                <text:p>39.6228412905139</text:p>
              </table:table-cell>
              <table:table-cell office:value-type="float" office:value="8.96943129718455">
                <text:p>8.96943129718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8718695398952">
                <text:p>39.8718695398952</text:p>
              </table:table-cell>
              <table:table-cell office:value-type="float" office:value="8.91406787737597">
                <text:p>8.91406787737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.4661555404948">
                <text:p>40.4661555404948</text:p>
              </table:table-cell>
              <table:table-cell office:value-type="float" office:value="8.79680616740088">
                <text:p>8.79680616740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544518807184">
                <text:p>40.544518807184</text:p>
              </table:table-cell>
              <table:table-cell office:value-type="float" office:value="8.85822602507625">
                <text:p>8.85822602507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.9210072110039">
                <text:p>39.9210072110039</text:p>
              </table:table-cell>
              <table:table-cell office:value-type="float" office:value="8.97934116201993">
                <text:p>8.97934116201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.9731063253076">
                <text:p>39.9731063253076</text:p>
              </table:table-cell>
              <table:table-cell office:value-type="float" office:value="9.0146750524109">
                <text:p>9.0146750524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0910486475041">
                <text:p>40.0910486475041</text:p>
              </table:table-cell>
              <table:table-cell office:value-type="float" office:value="8.89312370970303">
                <text:p>8.893123709703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5361619241192">
                <text:p>43.5361619241192</text:p>
              </table:table-cell>
              <table:table-cell office:value-type="float" office:value="8.91874153116531">
                <text:p>8.91874153116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.5939193766938">
                <text:p>39.5939193766938</text:p>
              </table:table-cell>
              <table:table-cell office:value-type="float" office:value="8.89968665311653">
                <text:p>8.89968665311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.6165694504727">
                <text:p>39.6165694504727</text:p>
              </table:table-cell>
              <table:table-cell office:value-type="float" office:value="8.89448778886972">
                <text:p>8.89448778886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.0117176336096">
                <text:p>41.0117176336096</text:p>
              </table:table-cell>
              <table:table-cell office:value-type="float" office:value="8.9200088914293">
                <text:p>8.9200088914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7326389991427">
                <text:p>39.7326389991427</text:p>
              </table:table-cell>
              <table:table-cell office:value-type="float" office:value="8.92050085204119">
                <text:p>8.92050085204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6890412988717">
                <text:p>39.6890412988717</text:p>
              </table:table-cell>
              <table:table-cell office:value-type="float" office:value="8.91280878897568">
                <text:p>8.91280878897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912155368577">
                <text:p>39.912155368577</text:p>
              </table:table-cell>
              <table:table-cell office:value-type="float" office:value="8.93792665502461">
                <text:p>8.93792665502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.2754109465796">
                <text:p>40.2754109465796</text:p>
              </table:table-cell>
              <table:table-cell office:value-type="float" office:value="9.03817860431639">
                <text:p>9.03817860431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680382694099">
                <text:p>39.9680382694099</text:p>
              </table:table-cell>
              <table:table-cell office:value-type="float" office:value="8.87625941918551">
                <text:p>8.876259419185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